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jhl</text:p>
          </table:table-cell>
          <table:table-cell office:value-type="string" calcext:value-type="string">
            <text:p>hbh</text:p>
          </table:table-cell>
          <table:table-cell office:value-type="string" calcext:value-type="string">
            <text:p>bk</text:p>
          </table:table-cell>
          <table:table-cell table:number-columns-repeated="2" office:value-type="string" calcext:value-type="string">
            <text:p>bkh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khb</text:p>
          </table:table-cell>
          <table:table-cell office:value-type="string" calcext:value-type="string">
            <text:p>kjh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bkj</text:p>
          </table:table-cell>
          <table:table-cell office:value-type="string" calcext:value-type="string">
            <text:p>hkhbhjb</text:p>
          </table:table-cell>
          <table:table-cell office:value-type="string" calcext:value-type="string">
            <text:p>kj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13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4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8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2]&lt;=[.H2];[.F2]&lt;=[.J2])" office:value-type="boolean" office:boolean-value="true" calcext:value-type="boolean">
            <text:p>VERDADERO</text:p>
          </table:table-cell>
          <table:table-cell table:formula="of:=AND([.H2]&lt;=[.F2];[.H2]&lt;=[.J2])" office:value-type="boolean" office:boolean-value="true" calcext:value-type="boolean">
            <text:p>VERDADERO</text:p>
          </table:table-cell>
          <table:table-cell table:formula="of:=AND([.J2]&lt;=[.F2];[.J2]&lt;=[.H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5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40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3]&lt;=[.H3];[.F3]&lt;=[.J3])" office:value-type="boolean" office:boolean-value="true" calcext:value-type="boolean">
            <text:p>VERDADERO</text:p>
          </table:table-cell>
          <table:table-cell table:formula="of:=AND([.H3]&lt;=[.F3];[.H3]&lt;=[.J3])" office:value-type="boolean" office:boolean-value="true" calcext:value-type="boolean">
            <text:p>VERDADERO</text:p>
          </table:table-cell>
          <table:table-cell table:formula="of:=AND([.J3]&lt;=[.F3];[.J3]&lt;=[.H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5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68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4]&lt;=[.H4];[.F4]&lt;=[.J4])" office:value-type="boolean" office:boolean-value="true" calcext:value-type="boolean">
            <text:p>VERDADERO</text:p>
          </table:table-cell>
          <table:table-cell table:formula="of:=AND([.H4]&lt;=[.F4];[.H4]&lt;=[.J4])" office:value-type="boolean" office:boolean-value="true" calcext:value-type="boolean">
            <text:p>VERDADERO</text:p>
          </table:table-cell>
          <table:table-cell table:formula="of:=AND([.J4]&lt;=[.F4];[.J4]&lt;=[.H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2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7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576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5]&lt;=[.H5];[.F5]&lt;=[.J5])" office:value-type="boolean" office:boolean-value="true" calcext:value-type="boolean">
            <text:p>VERDADERO</text:p>
          </table:table-cell>
          <table:table-cell table:formula="of:=AND([.H5]&lt;=[.F5];[.H5]&lt;=[.J5])" office:value-type="boolean" office:boolean-value="true" calcext:value-type="boolean">
            <text:p>VERDADERO</text:p>
          </table:table-cell>
          <table:table-cell table:formula="of:=AND([.J5]&lt;=[.F5];[.J5]&lt;=[.H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33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3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38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6]&lt;=[.H6];[.F6]&lt;=[.J6])" office:value-type="boolean" office:boolean-value="true" calcext:value-type="boolean">
            <text:p>VERDADERO</text:p>
          </table:table-cell>
          <table:table-cell table:formula="of:=AND([.H6]&lt;=[.F6];[.H6]&lt;=[.J6])" office:value-type="boolean" office:boolean-value="true" calcext:value-type="boolean">
            <text:p>VERDADERO</text:p>
          </table:table-cell>
          <table:table-cell table:formula="of:=AND([.J6]&lt;=[.F6];[.J6]&lt;=[.H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38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2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15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7]&lt;=[.H7];[.F7]&lt;=[.J7])" office:value-type="boolean" office:boolean-value="true" calcext:value-type="boolean">
            <text:p>VERDADERO</text:p>
          </table:table-cell>
          <table:table-cell table:formula="of:=AND([.H7]&lt;=[.F7];[.H7]&lt;=[.J7])" office:value-type="boolean" office:boolean-value="true" calcext:value-type="boolean">
            <text:p>VERDADERO</text:p>
          </table:table-cell>
          <table:table-cell table:formula="of:=AND([.J7]&lt;=[.F7];[.J7]&lt;=[.H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9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106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8]&lt;=[.H8];[.F8]&lt;=[.J8])" office:value-type="boolean" office:boolean-value="true" calcext:value-type="boolean">
            <text:p>VERDADERO</text:p>
          </table:table-cell>
          <table:table-cell table:formula="of:=AND([.H8]&lt;=[.F8];[.H8]&lt;=[.J8])" office:value-type="boolean" office:boolean-value="true" calcext:value-type="boolean">
            <text:p>VERDADERO</text:p>
          </table:table-cell>
          <table:table-cell table:formula="of:=AND([.J8]&lt;=[.F8];[.J8]&lt;=[.H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0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4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3876.6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F9]&lt;=[.H9];[.F9]&lt;=[.J9])" office:value-type="boolean" office:boolean-value="true" calcext:value-type="boolean">
            <text:p>VERDADERO</text:p>
          </table:table-cell>
          <table:table-cell table:formula="of:=AND([.H9]&lt;=[.F9];[.H9]&lt;=[.J9])" office:value-type="boolean" office:boolean-value="true" calcext:value-type="boolean">
            <text:p>VERDADERO</text:p>
          </table:table-cell>
          <table:table-cell table:formula="of:=AND([.J9]&lt;=[.F9];[.J9]&lt;=[.H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4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9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76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0]&lt;=[.H10];[.F10]&lt;=[.J10])" office:value-type="boolean" office:boolean-value="true" calcext:value-type="boolean">
            <text:p>VERDADERO</text:p>
          </table:table-cell>
          <table:table-cell table:formula="of:=AND([.H10]&lt;=[.F10];[.H10]&lt;=[.J10])" office:value-type="boolean" office:boolean-value="true" calcext:value-type="boolean">
            <text:p>VERDADERO</text:p>
          </table:table-cell>
          <table:table-cell table:formula="of:=AND([.J10]&lt;=[.F10];[.J10]&lt;=[.H1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5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7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1]&lt;=[.H11];[.F11]&lt;=[.J11])" office:value-type="boolean" office:boolean-value="true" calcext:value-type="boolean">
            <text:p>VERDADERO</text:p>
          </table:table-cell>
          <table:table-cell table:formula="of:=AND([.H11]&lt;=[.F11];[.H11]&lt;=[.J11])" office:value-type="boolean" office:boolean-value="true" calcext:value-type="boolean">
            <text:p>VERDADERO</text:p>
          </table:table-cell>
          <table:table-cell table:formula="of:=AND([.J11]&lt;=[.F11];[.J11]&lt;=[.H1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8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8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820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2]&lt;=[.H12];[.F12]&lt;=[.J12])" office:value-type="boolean" office:boolean-value="false" calcext:value-type="boolean">
            <text:p>FALSO</text:p>
          </table:table-cell>
          <table:table-cell table:formula="of:=AND([.H12]&lt;=[.F12];[.H12]&lt;=[.J12])" office:value-type="boolean" office:boolean-value="true" calcext:value-type="boolean">
            <text:p>VERDADERO</text:p>
          </table:table-cell>
          <table:table-cell table:formula="of:=AND([.J12]&lt;=[.F12];[.J12]&lt;=[.H1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5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82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3]&lt;=[.H13];[.F13]&lt;=[.J13])" office:value-type="boolean" office:boolean-value="true" calcext:value-type="boolean">
            <text:p>VERDADERO</text:p>
          </table:table-cell>
          <table:table-cell table:formula="of:=AND([.H13]&lt;=[.F13];[.H13]&lt;=[.J13])" office:value-type="boolean" office:boolean-value="true" calcext:value-type="boolean">
            <text:p>VERDADERO</text:p>
          </table:table-cell>
          <table:table-cell table:formula="of:=AND([.J13]&lt;=[.F13];[.J13]&lt;=[.H1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4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431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4]&lt;=[.H14];[.F14]&lt;=[.J14])" office:value-type="boolean" office:boolean-value="true" calcext:value-type="boolean">
            <text:p>VERDADERO</text:p>
          </table:table-cell>
          <table:table-cell table:formula="of:=AND([.H14]&lt;=[.F14];[.H14]&lt;=[.J14])" office:value-type="boolean" office:boolean-value="true" calcext:value-type="boolean">
            <text:p>VERDADERO</text:p>
          </table:table-cell>
          <table:table-cell table:formula="of:=AND([.J14]&lt;=[.F14];[.J14]&lt;=[.H1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4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4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5]&lt;=[.H15];[.F15]&lt;=[.J15])" office:value-type="boolean" office:boolean-value="true" calcext:value-type="boolean">
            <text:p>VERDADERO</text:p>
          </table:table-cell>
          <table:table-cell table:formula="of:=AND([.H15]&lt;=[.F15];[.H15]&lt;=[.J15])" office:value-type="boolean" office:boolean-value="true" calcext:value-type="boolean">
            <text:p>VERDADERO</text:p>
          </table:table-cell>
          <table:table-cell table:formula="of:=AND([.J15]&lt;=[.F15];[.J15]&lt;=[.H1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3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4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81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6]&lt;=[.H16];[.F16]&lt;=[.J16])" office:value-type="boolean" office:boolean-value="true" calcext:value-type="boolean">
            <text:p>VERDADERO</text:p>
          </table:table-cell>
          <table:table-cell table:formula="of:=AND([.H16]&lt;=[.F16];[.H16]&lt;=[.J16])" office:value-type="boolean" office:boolean-value="true" calcext:value-type="boolean">
            <text:p>VERDADERO</text:p>
          </table:table-cell>
          <table:table-cell table:formula="of:=AND([.J16]&lt;=[.F16];[.J16]&lt;=[.H1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3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7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9967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F17]&lt;=[.H17];[.F17]&lt;=[.J17])" office:value-type="boolean" office:boolean-value="true" calcext:value-type="boolean">
            <text:p>VERDADERO</text:p>
          </table:table-cell>
          <table:table-cell table:formula="of:=AND([.H17]&lt;=[.F17];[.H17]&lt;=[.J17])" office:value-type="boolean" office:boolean-value="true" calcext:value-type="boolean">
            <text:p>VERDADERO</text:p>
          </table:table-cell>
          <table:table-cell table:formula="of:=AND([.J17]&lt;=[.F17];[.J17]&lt;=[.H1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64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2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921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8]&lt;=[.H18];[.F18]&lt;=[.J18])" office:value-type="boolean" office:boolean-value="true" calcext:value-type="boolean">
            <text:p>VERDADERO</text:p>
          </table:table-cell>
          <table:table-cell table:formula="of:=AND([.H18]&lt;=[.F18];[.H18]&lt;=[.J18])" office:value-type="boolean" office:boolean-value="true" calcext:value-type="boolean">
            <text:p>VERDADERO</text:p>
          </table:table-cell>
          <table:table-cell table:formula="of:=AND([.J18]&lt;=[.F18];[.J18]&lt;=[.H1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63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9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3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9]&lt;=[.H19];[.F19]&lt;=[.J19])" office:value-type="boolean" office:boolean-value="true" calcext:value-type="boolean">
            <text:p>VERDADERO</text:p>
          </table:table-cell>
          <table:table-cell table:formula="of:=AND([.H19]&lt;=[.F19];[.H19]&lt;=[.J19])" office:value-type="boolean" office:boolean-value="true" calcext:value-type="boolean">
            <text:p>VERDADERO</text:p>
          </table:table-cell>
          <table:table-cell table:formula="of:=AND([.J19]&lt;=[.F19];[.J19]&lt;=[.H1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4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9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915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20]&lt;=[.H20];[.F20]&lt;=[.J20])" office:value-type="boolean" office:boolean-value="true" calcext:value-type="boolean">
            <text:p>VERDADERO</text:p>
          </table:table-cell>
          <table:table-cell table:formula="of:=AND([.H20]&lt;=[.F20];[.H20]&lt;=[.J20])" office:value-type="boolean" office:boolean-value="true" calcext:value-type="boolean">
            <text:p>VERDADERO</text:p>
          </table:table-cell>
          <table:table-cell table:formula="of:=AND([.J20]&lt;=[.F20];[.J20]&lt;=[.H2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4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4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364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21]&lt;=[.H21];[.F21]&lt;=[.J21])" office:value-type="boolean" office:boolean-value="true" calcext:value-type="boolean">
            <text:p>VERDADERO</text:p>
          </table:table-cell>
          <table:table-cell table:formula="of:=AND([.H21]&lt;=[.F21];[.H21]&lt;=[.J21])" office:value-type="boolean" office:boolean-value="true" calcext:value-type="boolean">
            <text:p>VERDADERO</text:p>
          </table:table-cell>
          <table:table-cell table:formula="of:=AND([.J21]&lt;=[.F21];[.J21]&lt;=[.H2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9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2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0612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22]&lt;=[.H22];[.F22]&lt;=[.J22])" office:value-type="boolean" office:boolean-value="false" calcext:value-type="boolean">
            <text:p>FALSO</text:p>
          </table:table-cell>
          <table:table-cell table:formula="of:=AND([.H22]&lt;=[.F22];[.H22]&lt;=[.J22])" office:value-type="boolean" office:boolean-value="true" calcext:value-type="boolean">
            <text:p>VERDADERO</text:p>
          </table:table-cell>
          <table:table-cell table:formula="of:=AND([.J22]&lt;=[.F22];[.J22]&lt;=[.H2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64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90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23]&lt;=[.H23];[.F23]&lt;=[.J23])" office:value-type="boolean" office:boolean-value="true" calcext:value-type="boolean">
            <text:p>VERDADERO</text:p>
          </table:table-cell>
          <table:table-cell table:formula="of:=AND([.H23]&lt;=[.F23];[.H23]&lt;=[.J23])" office:value-type="boolean" office:boolean-value="true" calcext:value-type="boolean">
            <text:p>VERDADERO</text:p>
          </table:table-cell>
          <table:table-cell table:formula="of:=AND([.J23]&lt;=[.F23];[.J23]&lt;=[.H2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4.5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46321.3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F24]&lt;=[.H24];[.F24]&lt;=[.J24])" office:value-type="boolean" office:boolean-value="true" calcext:value-type="boolean">
            <text:p>VERDADERO</text:p>
          </table:table-cell>
          <table:table-cell table:formula="of:=AND([.H24]&lt;=[.F24];[.H24]&lt;=[.J24])" office:value-type="boolean" office:boolean-value="true" calcext:value-type="boolean">
            <text:p>VERDADERO</text:p>
          </table:table-cell>
          <table:table-cell table:formula="of:=AND([.J24]&lt;=[.F24];[.J24]&lt;=[.H2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4.5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.5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8049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F25]&lt;=[.H25];[.F25]&lt;=[.J25])" office:value-type="boolean" office:boolean-value="true" calcext:value-type="boolean">
            <text:p>VERDADERO</text:p>
          </table:table-cell>
          <table:table-cell table:formula="of:=AND([.H25]&lt;=[.F25];[.H25]&lt;=[.J25])" office:value-type="boolean" office:boolean-value="true" calcext:value-type="boolean">
            <text:p>VERDADERO</text:p>
          </table:table-cell>
          <table:table-cell table:formula="of:=AND([.J25]&lt;=[.F25];[.J25]&lt;=[.H2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72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62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26]&lt;=[.H26];[.F26]&lt;=[.J26])" office:value-type="boolean" office:boolean-value="true" calcext:value-type="boolean">
            <text:p>VERDADERO</text:p>
          </table:table-cell>
          <table:table-cell table:formula="of:=AND([.H26]&lt;=[.F26];[.H26]&lt;=[.J26])" office:value-type="boolean" office:boolean-value="true" calcext:value-type="boolean">
            <text:p>VERDADERO</text:p>
          </table:table-cell>
          <table:table-cell table:formula="of:=AND([.J26]&lt;=[.F26];[.J26]&lt;=[.H2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6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5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5543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27]&lt;=[.H27];[.F27]&lt;=[.J27])" office:value-type="boolean" office:boolean-value="true" calcext:value-type="boolean">
            <text:p>VERDADERO</text:p>
          </table:table-cell>
          <table:table-cell table:formula="of:=AND([.H27]&lt;=[.F27];[.H27]&lt;=[.J27])" office:value-type="boolean" office:boolean-value="true" calcext:value-type="boolean">
            <text:p>VERDADERO</text:p>
          </table:table-cell>
          <table:table-cell table:formula="of:=AND([.J27]&lt;=[.F27];[.J27]&lt;=[.H2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6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5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6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28]&lt;=[.H28];[.F28]&lt;=[.J28])" office:value-type="boolean" office:boolean-value="true" calcext:value-type="boolean">
            <text:p>VERDADERO</text:p>
          </table:table-cell>
          <table:table-cell table:formula="of:=AND([.H28]&lt;=[.F28];[.H28]&lt;=[.J28])" office:value-type="boolean" office:boolean-value="true" calcext:value-type="boolean">
            <text:p>VERDADERO</text:p>
          </table:table-cell>
          <table:table-cell table:formula="of:=AND([.J28]&lt;=[.F28];[.J28]&lt;=[.H2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2.31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55.2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7661.87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AND([.F29]&lt;=[.H29];[.F29]&lt;=[.J29])" office:value-type="boolean" office:boolean-value="true" calcext:value-type="boolean">
            <text:p>VERDADERO</text:p>
          </table:table-cell>
          <table:table-cell table:formula="of:=AND([.H29]&lt;=[.F29];[.H29]&lt;=[.J29])" office:value-type="boolean" office:boolean-value="true" calcext:value-type="boolean">
            <text:p>VERDADERO</text:p>
          </table:table-cell>
          <table:table-cell table:formula="of:=AND([.J29]&lt;=[.F29];[.J29]&lt;=[.H2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0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40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2064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30]&lt;=[.H30];[.F30]&lt;=[.J30])" office:value-type="boolean" office:boolean-value="false" calcext:value-type="boolean">
            <text:p>FALSO</text:p>
          </table:table-cell>
          <table:table-cell table:formula="of:=AND([.H30]&lt;=[.F30];[.H30]&lt;=[.J30])" office:value-type="boolean" office:boolean-value="true" calcext:value-type="boolean">
            <text:p>VERDADERO</text:p>
          </table:table-cell>
          <table:table-cell table:formula="of:=AND([.J30]&lt;=[.F30];[.J30]&lt;=[.H3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47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0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643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31]&lt;=[.H31];[.F31]&lt;=[.J31])" office:value-type="boolean" office:boolean-value="true" calcext:value-type="boolean">
            <text:p>VERDADERO</text:p>
          </table:table-cell>
          <table:table-cell table:formula="of:=AND([.H31]&lt;=[.F31];[.H31]&lt;=[.J31])" office:value-type="boolean" office:boolean-value="true" calcext:value-type="boolean">
            <text:p>VERDADERO</text:p>
          </table:table-cell>
          <table:table-cell table:formula="of:=AND([.J31]&lt;=[.F31];[.J31]&lt;=[.H3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4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1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542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32]&lt;=[.H32];[.F32]&lt;=[.J32])" office:value-type="boolean" office:boolean-value="true" calcext:value-type="boolean">
            <text:p>VERDADERO</text:p>
          </table:table-cell>
          <table:table-cell table:formula="of:=AND([.H32]&lt;=[.F32];[.H32]&lt;=[.J32])" office:value-type="boolean" office:boolean-value="true" calcext:value-type="boolean">
            <text:p>VERDADERO</text:p>
          </table:table-cell>
          <table:table-cell table:formula="of:=AND([.J32]&lt;=[.F32];[.J32]&lt;=[.H3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65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61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33]&lt;=[.H33];[.F33]&lt;=[.J33])" office:value-type="boolean" office:boolean-value="true" calcext:value-type="boolean">
            <text:p>VERDADERO</text:p>
          </table:table-cell>
          <table:table-cell table:formula="of:=AND([.H33]&lt;=[.F33];[.H33]&lt;=[.J33])" office:value-type="boolean" office:boolean-value="true" calcext:value-type="boolean">
            <text:p>VERDADERO</text:p>
          </table:table-cell>
          <table:table-cell table:formula="of:=AND([.J33]&lt;=[.F33];[.J33]&lt;=[.H33])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office:value-type="string" calcext:value-type="string">
            <text:p><text:s/>14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0.3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2997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AND([.F34]&lt;=[.H34];[.F34]&lt;=[.J34])" office:value-type="boolean" office:boolean-value="true" calcext:value-type="boolean">
            <text:p>VERDADERO</text:p>
          </table:table-cell>
          <table:table-cell table:formula="of:=AND([.H34]&lt;=[.F34];[.H34]&lt;=[.J34])" office:value-type="boolean" office:boolean-value="true" calcext:value-type="boolean">
            <text:p>VERDADERO</text:p>
          </table:table-cell>
          <table:table-cell table:formula="of:=AND([.J34]&lt;=[.F34];[.J34]&lt;=[.H3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54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5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134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35]&lt;=[.H35];[.F35]&lt;=[.J35])" office:value-type="boolean" office:boolean-value="true" calcext:value-type="boolean">
            <text:p>VERDADERO</text:p>
          </table:table-cell>
          <table:table-cell table:formula="of:=AND([.H35]&lt;=[.F35];[.H35]&lt;=[.J35])" office:value-type="boolean" office:boolean-value="true" calcext:value-type="boolean">
            <text:p>VERDADERO</text:p>
          </table:table-cell>
          <table:table-cell table:formula="of:=AND([.J35]&lt;=[.F35];[.J35]&lt;=[.H3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67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8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02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36]&lt;=[.H36];[.F36]&lt;=[.J36])" office:value-type="boolean" office:boolean-value="true" calcext:value-type="boolean">
            <text:p>VERDADERO</text:p>
          </table:table-cell>
          <table:table-cell table:formula="of:=AND([.H36]&lt;=[.F36];[.H36]&lt;=[.J36])" office:value-type="boolean" office:boolean-value="true" calcext:value-type="boolean">
            <text:p>VERDADERO</text:p>
          </table:table-cell>
          <table:table-cell table:formula="of:=AND([.J36]&lt;=[.F36];[.J36]&lt;=[.H3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5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28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573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37]&lt;=[.H37];[.F37]&lt;=[.J37])" office:value-type="boolean" office:boolean-value="true" calcext:value-type="boolean">
            <text:p>VERDADERO</text:p>
          </table:table-cell>
          <table:table-cell table:formula="of:=AND([.H37]&lt;=[.F37];[.H37]&lt;=[.J37])" office:value-type="boolean" office:boolean-value="true" calcext:value-type="boolean">
            <text:p>VERDADERO</text:p>
          </table:table-cell>
          <table:table-cell table:formula="of:=AND([.J37]&lt;=[.F37];[.J37]&lt;=[.H3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6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4.5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30219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F38]&lt;=[.H38];[.F38]&lt;=[.J38])" office:value-type="boolean" office:boolean-value="true" calcext:value-type="boolean">
            <text:p>VERDADERO</text:p>
          </table:table-cell>
          <table:table-cell table:formula="of:=AND([.H38]&lt;=[.F38];[.H38]&lt;=[.J38])" office:value-type="boolean" office:boolean-value="true" calcext:value-type="boolean">
            <text:p>VERDADERO</text:p>
          </table:table-cell>
          <table:table-cell table:formula="of:=AND([.J38]&lt;=[.F38];[.J38]&lt;=[.H3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33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2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8715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39]&lt;=[.H39];[.F39]&lt;=[.J39])" office:value-type="boolean" office:boolean-value="true" calcext:value-type="boolean">
            <text:p>VERDADERO</text:p>
          </table:table-cell>
          <table:table-cell table:formula="of:=AND([.H39]&lt;=[.F39];[.H39]&lt;=[.J39])" office:value-type="boolean" office:boolean-value="true" calcext:value-type="boolean">
            <text:p>VERDADERO</text:p>
          </table:table-cell>
          <table:table-cell table:formula="of:=AND([.J39]&lt;=[.F39];[.J39]&lt;=[.H3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92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5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40]&lt;=[.H40];[.F40]&lt;=[.J40])" office:value-type="boolean" office:boolean-value="true" calcext:value-type="boolean">
            <text:p>VERDADERO</text:p>
          </table:table-cell>
          <table:table-cell table:formula="of:=AND([.H40]&lt;=[.F40];[.H40]&lt;=[.J40])" office:value-type="boolean" office:boolean-value="true" calcext:value-type="boolean">
            <text:p>VERDADERO</text:p>
          </table:table-cell>
          <table:table-cell table:formula="of:=AND([.J40]&lt;=[.F40];[.J40]&lt;=[.H4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30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0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6851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41]&lt;=[.H41];[.F41]&lt;=[.J41])" office:value-type="boolean" office:boolean-value="true" calcext:value-type="boolean">
            <text:p>VERDADERO</text:p>
          </table:table-cell>
          <table:table-cell table:formula="of:=AND([.H41]&lt;=[.F41];[.H41]&lt;=[.J41])" office:value-type="boolean" office:boolean-value="true" calcext:value-type="boolean">
            <text:p>VERDADERO</text:p>
          </table:table-cell>
          <table:table-cell table:formula="of:=AND([.J41]&lt;=[.F41];[.J41]&lt;=[.H4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8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46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42]&lt;=[.H42];[.F42]&lt;=[.J42])" office:value-type="boolean" office:boolean-value="true" calcext:value-type="boolean">
            <text:p>VERDADERO</text:p>
          </table:table-cell>
          <table:table-cell table:formula="of:=AND([.H42]&lt;=[.F42];[.H42]&lt;=[.J42])" office:value-type="boolean" office:boolean-value="true" calcext:value-type="boolean">
            <text:p>VERDADERO</text:p>
          </table:table-cell>
          <table:table-cell table:formula="of:=AND([.J42]&lt;=[.F42];[.J42]&lt;=[.H4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4.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52.7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32455.062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AND([.F43]&lt;=[.H43];[.F43]&lt;=[.J43])" office:value-type="boolean" office:boolean-value="true" calcext:value-type="boolean">
            <text:p>VERDADERO</text:p>
          </table:table-cell>
          <table:table-cell table:formula="of:=AND([.H43]&lt;=[.F43];[.H43]&lt;=[.J43])" office:value-type="boolean" office:boolean-value="true" calcext:value-type="boolean">
            <text:p>VERDADERO</text:p>
          </table:table-cell>
          <table:table-cell table:formula="of:=AND([.J43]&lt;=[.F43];[.J43]&lt;=[.H4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35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85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2963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44]&lt;=[.H44];[.F44]&lt;=[.J44])" office:value-type="boolean" office:boolean-value="true" calcext:value-type="boolean">
            <text:p>VERDADERO</text:p>
          </table:table-cell>
          <table:table-cell table:formula="of:=AND([.H44]&lt;=[.F44];[.H44]&lt;=[.J44])" office:value-type="boolean" office:boolean-value="true" calcext:value-type="boolean">
            <text:p>VERDADERO</text:p>
          </table:table-cell>
          <table:table-cell table:formula="of:=AND([.J44]&lt;=[.F44];[.J44]&lt;=[.H4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0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6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33961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45]&lt;=[.H45];[.F45]&lt;=[.J45])" office:value-type="boolean" office:boolean-value="true" calcext:value-type="boolean">
            <text:p>VERDADERO</text:p>
          </table:table-cell>
          <table:table-cell table:formula="of:=AND([.H45]&lt;=[.F45];[.H45]&lt;=[.J45])" office:value-type="boolean" office:boolean-value="true" calcext:value-type="boolean">
            <text:p>VERDADERO</text:p>
          </table:table-cell>
          <table:table-cell table:formula="of:=AND([.J45]&lt;=[.F45];[.J45]&lt;=[.H4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.87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5.06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23259.5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AND([.F46]&lt;=[.H46];[.F46]&lt;=[.J46])" office:value-type="boolean" office:boolean-value="true" calcext:value-type="boolean">
            <text:p>VERDADERO</text:p>
          </table:table-cell>
          <table:table-cell table:formula="of:=AND([.H46]&lt;=[.F46];[.H46]&lt;=[.J46])" office:value-type="boolean" office:boolean-value="true" calcext:value-type="boolean">
            <text:p>VERDADERO</text:p>
          </table:table-cell>
          <table:table-cell table:formula="of:=AND([.J46]&lt;=[.F46];[.J46]&lt;=[.H4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38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28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3529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47]&lt;=[.H47];[.F47]&lt;=[.J47])" office:value-type="boolean" office:boolean-value="false" calcext:value-type="boolean">
            <text:p>FALSO</text:p>
          </table:table-cell>
          <table:table-cell table:formula="of:=AND([.H47]&lt;=[.F47];[.H47]&lt;=[.J47])" office:value-type="boolean" office:boolean-value="true" calcext:value-type="boolean">
            <text:p>VERDADERO</text:p>
          </table:table-cell>
          <table:table-cell table:formula="of:=AND([.J47]&lt;=[.F47];[.J47]&lt;=[.H4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48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0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6681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48]&lt;=[.H48];[.F48]&lt;=[.J48])" office:value-type="boolean" office:boolean-value="true" calcext:value-type="boolean">
            <text:p>VERDADERO</text:p>
          </table:table-cell>
          <table:table-cell table:formula="of:=AND([.H48]&lt;=[.F48];[.H48]&lt;=[.J48])" office:value-type="boolean" office:boolean-value="true" calcext:value-type="boolean">
            <text:p>VERDADERO</text:p>
          </table:table-cell>
          <table:table-cell table:formula="of:=AND([.J48]&lt;=[.F48];[.J48]&lt;=[.H4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43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2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9141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49]&lt;=[.H49];[.F49]&lt;=[.J49])" office:value-type="boolean" office:boolean-value="true" calcext:value-type="boolean">
            <text:p>VERDADERO</text:p>
          </table:table-cell>
          <table:table-cell table:formula="of:=AND([.H49]&lt;=[.F49];[.H49]&lt;=[.J49])" office:value-type="boolean" office:boolean-value="true" calcext:value-type="boolean">
            <text:p>VERDADERO</text:p>
          </table:table-cell>
          <table:table-cell table:formula="of:=AND([.J49]&lt;=[.F49];[.J49]&lt;=[.H4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6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0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57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50]&lt;=[.H50];[.F50]&lt;=[.J50])" office:value-type="boolean" office:boolean-value="true" calcext:value-type="boolean">
            <text:p>VERDADERO</text:p>
          </table:table-cell>
          <table:table-cell table:formula="of:=AND([.H50]&lt;=[.F50];[.H50]&lt;=[.J50])" office:value-type="boolean" office:boolean-value="true" calcext:value-type="boolean">
            <text:p>VERDADERO</text:p>
          </table:table-cell>
          <table:table-cell table:formula="of:=AND([.J50]&lt;=[.F50];[.J50]&lt;=[.H5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3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16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49513.4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F51]&lt;=[.H51];[.F51]&lt;=[.J51])" office:value-type="boolean" office:boolean-value="false" calcext:value-type="boolean">
            <text:p>FALSO</text:p>
          </table:table-cell>
          <table:table-cell table:formula="of:=AND([.H51]&lt;=[.F51];[.H51]&lt;=[.J51])" office:value-type="boolean" office:boolean-value="true" calcext:value-type="boolean">
            <text:p>VERDADERO</text:p>
          </table:table-cell>
          <table:table-cell table:formula="of:=AND([.J51]&lt;=[.F51];[.J51]&lt;=[.H5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78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4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641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52]&lt;=[.H52];[.F52]&lt;=[.J52])" office:value-type="boolean" office:boolean-value="true" calcext:value-type="boolean">
            <text:p>VERDADERO</text:p>
          </table:table-cell>
          <table:table-cell table:formula="of:=AND([.H52]&lt;=[.F52];[.H52]&lt;=[.J52])" office:value-type="boolean" office:boolean-value="true" calcext:value-type="boolean">
            <text:p>VERDADERO</text:p>
          </table:table-cell>
          <table:table-cell table:formula="of:=AND([.J52]&lt;=[.F52];[.J52]&lt;=[.H5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108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64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53]&lt;=[.H53];[.F53]&lt;=[.J53])" office:value-type="boolean" office:boolean-value="true" calcext:value-type="boolean">
            <text:p>VERDADERO</text:p>
          </table:table-cell>
          <table:table-cell table:formula="of:=AND([.H53]&lt;=[.F53];[.H53]&lt;=[.J53])" office:value-type="boolean" office:boolean-value="true" calcext:value-type="boolean">
            <text:p>VERDADERO</text:p>
          </table:table-cell>
          <table:table-cell table:formula="of:=AND([.J53]&lt;=[.F53];[.J53]&lt;=[.H5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0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6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73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54]&lt;=[.H54];[.F54]&lt;=[.J54])" office:value-type="boolean" office:boolean-value="true" calcext:value-type="boolean">
            <text:p>VERDADERO</text:p>
          </table:table-cell>
          <table:table-cell table:formula="of:=AND([.H54]&lt;=[.F54];[.H54]&lt;=[.J54])" office:value-type="boolean" office:boolean-value="true" calcext:value-type="boolean">
            <text:p>VERDADERO</text:p>
          </table:table-cell>
          <table:table-cell table:formula="of:=AND([.J54]&lt;=[.F54];[.J54]&lt;=[.H5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11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8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95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55]&lt;=[.H55];[.F55]&lt;=[.J55])" office:value-type="boolean" office:boolean-value="true" calcext:value-type="boolean">
            <text:p>VERDADERO</text:p>
          </table:table-cell>
          <table:table-cell table:formula="of:=AND([.H55]&lt;=[.F55];[.H55]&lt;=[.J55])" office:value-type="boolean" office:boolean-value="true" calcext:value-type="boolean">
            <text:p>VERDADERO</text:p>
          </table:table-cell>
          <table:table-cell table:formula="of:=AND([.J55]&lt;=[.F55];[.J55]&lt;=[.H5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.625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3.312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17417.562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formula="of:=AND([.F56]&lt;=[.H56];[.F56]&lt;=[.J56])" office:value-type="boolean" office:boolean-value="true" calcext:value-type="boolean">
            <text:p>VERDADERO</text:p>
          </table:table-cell>
          <table:table-cell table:formula="of:=AND([.H56]&lt;=[.F56];[.H56]&lt;=[.J56])" office:value-type="boolean" office:boolean-value="true" calcext:value-type="boolean">
            <text:p>VERDADERO</text:p>
          </table:table-cell>
          <table:table-cell table:formula="of:=AND([.J56]&lt;=[.F56];[.J56]&lt;=[.H5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73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2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9686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57]&lt;=[.H57];[.F57]&lt;=[.J57])" office:value-type="boolean" office:boolean-value="true" calcext:value-type="boolean">
            <text:p>VERDADERO</text:p>
          </table:table-cell>
          <table:table-cell table:formula="of:=AND([.H57]&lt;=[.F57];[.H57]&lt;=[.J57])" office:value-type="boolean" office:boolean-value="true" calcext:value-type="boolean">
            <text:p>VERDADERO</text:p>
          </table:table-cell>
          <table:table-cell table:formula="of:=AND([.J57]&lt;=[.F57];[.J57]&lt;=[.H5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2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7.75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07653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AND([.F58]&lt;=[.H58];[.F58]&lt;=[.J58])" office:value-type="boolean" office:boolean-value="true" calcext:value-type="boolean">
            <text:p>VERDADERO</text:p>
          </table:table-cell>
          <table:table-cell table:formula="of:=AND([.H58]&lt;=[.F58];[.H58]&lt;=[.J58])" office:value-type="boolean" office:boolean-value="true" calcext:value-type="boolean">
            <text:p>VERDADERO</text:p>
          </table:table-cell>
          <table:table-cell table:formula="of:=AND([.J58]&lt;=[.F58];[.J58]&lt;=[.H5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1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67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59]&lt;=[.H59];[.F59]&lt;=[.J59])" office:value-type="boolean" office:boolean-value="true" calcext:value-type="boolean">
            <text:p>VERDADERO</text:p>
          </table:table-cell>
          <table:table-cell table:formula="of:=AND([.H59]&lt;=[.F59];[.H59]&lt;=[.J59])" office:value-type="boolean" office:boolean-value="true" calcext:value-type="boolean">
            <text:p>VERDADERO</text:p>
          </table:table-cell>
          <table:table-cell table:formula="of:=AND([.J59]&lt;=[.F59];[.J59]&lt;=[.H5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42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92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9793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60]&lt;=[.H60];[.F60]&lt;=[.J60])" office:value-type="boolean" office:boolean-value="false" calcext:value-type="boolean">
            <text:p>FALSO</text:p>
          </table:table-cell>
          <table:table-cell table:formula="of:=AND([.H60]&lt;=[.F60];[.H60]&lt;=[.J60])" office:value-type="boolean" office:boolean-value="true" calcext:value-type="boolean">
            <text:p>VERDADERO</text:p>
          </table:table-cell>
          <table:table-cell table:formula="of:=AND([.J60]&lt;=[.F60];[.J60]&lt;=[.H6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68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8455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61]&lt;=[.H61];[.F61]&lt;=[.J61])" office:value-type="boolean" office:boolean-value="true" calcext:value-type="boolean">
            <text:p>VERDADERO</text:p>
          </table:table-cell>
          <table:table-cell table:formula="of:=AND([.H61]&lt;=[.F61];[.H61]&lt;=[.J61])" office:value-type="boolean" office:boolean-value="true" calcext:value-type="boolean">
            <text:p>VERDADERO</text:p>
          </table:table-cell>
          <table:table-cell table:formula="of:=AND([.J61]&lt;=[.F61];[.J61]&lt;=[.H6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.75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2.625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54727.375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formula="of:=AND([.F62]&lt;=[.H62];[.F62]&lt;=[.J62])" office:value-type="boolean" office:boolean-value="true" calcext:value-type="boolean">
            <text:p>VERDADERO</text:p>
          </table:table-cell>
          <table:table-cell table:formula="of:=AND([.H62]&lt;=[.F62];[.H62]&lt;=[.J62])" office:value-type="boolean" office:boolean-value="true" calcext:value-type="boolean">
            <text:p>VERDADERO</text:p>
          </table:table-cell>
          <table:table-cell table:formula="of:=AND([.J62]&lt;=[.F62];[.J62]&lt;=[.H6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69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8091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63]&lt;=[.H63];[.F63]&lt;=[.J63])" office:value-type="boolean" office:boolean-value="true" calcext:value-type="boolean">
            <text:p>VERDADERO</text:p>
          </table:table-cell>
          <table:table-cell table:formula="of:=AND([.H63]&lt;=[.F63];[.H63]&lt;=[.J63])" office:value-type="boolean" office:boolean-value="true" calcext:value-type="boolean">
            <text:p>VERDADERO</text:p>
          </table:table-cell>
          <table:table-cell table:formula="of:=AND([.J63]&lt;=[.F63];[.J63]&lt;=[.H6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12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80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64]&lt;=[.H64];[.F64]&lt;=[.J64])" office:value-type="boolean" office:boolean-value="true" calcext:value-type="boolean">
            <text:p>VERDADERO</text:p>
          </table:table-cell>
          <table:table-cell table:formula="of:=AND([.H64]&lt;=[.F64];[.H64]&lt;=[.J64])" office:value-type="boolean" office:boolean-value="true" calcext:value-type="boolean">
            <text:p>VERDADERO</text:p>
          </table:table-cell>
          <table:table-cell table:formula="of:=AND([.J64]&lt;=[.F64];[.J64]&lt;=[.H6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3.3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8.8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67753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AND([.F65]&lt;=[.H65];[.F65]&lt;=[.J65])" office:value-type="boolean" office:boolean-value="true" calcext:value-type="boolean">
            <text:p>VERDADERO</text:p>
          </table:table-cell>
          <table:table-cell table:formula="of:=AND([.H65]&lt;=[.F65];[.H65]&lt;=[.J65])" office:value-type="boolean" office:boolean-value="true" calcext:value-type="boolean">
            <text:p>VERDADERO</text:p>
          </table:table-cell>
          <table:table-cell table:formula="of:=AND([.J65]&lt;=[.F65];[.J65]&lt;=[.H6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44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43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7314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66]&lt;=[.H66];[.F66]&lt;=[.J66])" office:value-type="boolean" office:boolean-value="true" calcext:value-type="boolean">
            <text:p>VERDADERO</text:p>
          </table:table-cell>
          <table:table-cell table:formula="of:=AND([.H66]&lt;=[.F66];[.H66]&lt;=[.J66])" office:value-type="boolean" office:boolean-value="true" calcext:value-type="boolean">
            <text:p>VERDADERO</text:p>
          </table:table-cell>
          <table:table-cell table:formula="of:=AND([.J66]&lt;=[.F66];[.J66]&lt;=[.H6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126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4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99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67]&lt;=[.H67];[.F67]&lt;=[.J67])" office:value-type="boolean" office:boolean-value="true" calcext:value-type="boolean">
            <text:p>VERDADERO</text:p>
          </table:table-cell>
          <table:table-cell table:formula="of:=AND([.H67]&lt;=[.F67];[.H67]&lt;=[.J67])" office:value-type="boolean" office:boolean-value="true" calcext:value-type="boolean">
            <text:p>VERDADERO</text:p>
          </table:table-cell>
          <table:table-cell table:formula="of:=AND([.J67]&lt;=[.F67];[.J67]&lt;=[.H6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100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40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362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68]&lt;=[.H68];[.F68]&lt;=[.J68])" office:value-type="boolean" office:boolean-value="true" calcext:value-type="boolean">
            <text:p>VERDADERO</text:p>
          </table:table-cell>
          <table:table-cell table:formula="of:=AND([.H68]&lt;=[.F68];[.H68]&lt;=[.J68])" office:value-type="boolean" office:boolean-value="true" calcext:value-type="boolean">
            <text:p>VERDADERO</text:p>
          </table:table-cell>
          <table:table-cell table:formula="of:=AND([.J68]&lt;=[.F68];[.J68]&lt;=[.H6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8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3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69]&lt;=[.H69];[.F69]&lt;=[.J69])" office:value-type="boolean" office:boolean-value="true" calcext:value-type="boolean">
            <text:p>VERDADERO</text:p>
          </table:table-cell>
          <table:table-cell table:formula="of:=AND([.H69]&lt;=[.F69];[.H69]&lt;=[.J69])" office:value-type="boolean" office:boolean-value="true" calcext:value-type="boolean">
            <text:p>VERDADERO</text:p>
          </table:table-cell>
          <table:table-cell table:formula="of:=AND([.J69]&lt;=[.F69];[.J69]&lt;=[.H6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12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4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073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70]&lt;=[.H70];[.F70]&lt;=[.J70])" office:value-type="boolean" office:boolean-value="true" calcext:value-type="boolean">
            <text:p>VERDADERO</text:p>
          </table:table-cell>
          <table:table-cell table:formula="of:=AND([.H70]&lt;=[.F70];[.H70]&lt;=[.J70])" office:value-type="boolean" office:boolean-value="true" calcext:value-type="boolean">
            <text:p>VERDADERO</text:p>
          </table:table-cell>
          <table:table-cell table:formula="of:=AND([.J70]&lt;=[.F70];[.J70]&lt;=[.H7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98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35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633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71]&lt;=[.H71];[.F71]&lt;=[.J71])" office:value-type="boolean" office:boolean-value="false" calcext:value-type="boolean">
            <text:p>FALSO</text:p>
          </table:table-cell>
          <table:table-cell table:formula="of:=AND([.H71]&lt;=[.F71];[.H71]&lt;=[.J71])" office:value-type="boolean" office:boolean-value="true" calcext:value-type="boolean">
            <text:p>VERDADERO</text:p>
          </table:table-cell>
          <table:table-cell table:formula="of:=AND([.J71]&lt;=[.F71];[.J71]&lt;=[.H7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34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42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7726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72]&lt;=[.H72];[.F72]&lt;=[.J72])" office:value-type="boolean" office:boolean-value="true" calcext:value-type="boolean">
            <text:p>VERDADERO</text:p>
          </table:table-cell>
          <table:table-cell table:formula="of:=AND([.H72]&lt;=[.F72];[.H72]&lt;=[.J72])" office:value-type="boolean" office:boolean-value="true" calcext:value-type="boolean">
            <text:p>VERDADERO</text:p>
          </table:table-cell>
          <table:table-cell table:formula="of:=AND([.J72]&lt;=[.F72];[.J72]&lt;=[.H7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76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1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8496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73]&lt;=[.H73];[.F73]&lt;=[.J73])" office:value-type="boolean" office:boolean-value="false" calcext:value-type="boolean">
            <text:p>FALSO</text:p>
          </table:table-cell>
          <table:table-cell table:formula="of:=AND([.H73]&lt;=[.F73];[.H73]&lt;=[.J73])" office:value-type="boolean" office:boolean-value="true" calcext:value-type="boolean">
            <text:p>VERDADERO</text:p>
          </table:table-cell>
          <table:table-cell table:formula="of:=AND([.J73]&lt;=[.F73];[.J73]&lt;=[.H7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3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1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04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74]&lt;=[.H74];[.F74]&lt;=[.J74])" office:value-type="boolean" office:boolean-value="true" calcext:value-type="boolean">
            <text:p>VERDADERO</text:p>
          </table:table-cell>
          <table:table-cell table:formula="of:=AND([.H74]&lt;=[.F74];[.H74]&lt;=[.J74])" office:value-type="boolean" office:boolean-value="true" calcext:value-type="boolean">
            <text:p>VERDADERO</text:p>
          </table:table-cell>
          <table:table-cell table:formula="of:=AND([.J74]&lt;=[.F74];[.J74]&lt;=[.H7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7.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50.31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33828.937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formula="of:=AND([.F75]&lt;=[.H75];[.F75]&lt;=[.J75])" office:value-type="boolean" office:boolean-value="true" calcext:value-type="boolean">
            <text:p>VERDADERO</text:p>
          </table:table-cell>
          <table:table-cell table:formula="of:=AND([.H75]&lt;=[.F75];[.H75]&lt;=[.J75])" office:value-type="boolean" office:boolean-value="true" calcext:value-type="boolean">
            <text:p>VERDADERO</text:p>
          </table:table-cell>
          <table:table-cell table:formula="of:=AND([.J75]&lt;=[.F75];[.J75]&lt;=[.H75])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 office:value-type="float" office:value="25" calcext:value-type="float">
            <text:p>25</text:p>
          </table:table-cell>
          <table:table-cell office:value-type="string" calcext:value-type="string">
            <text:p><text:s/>19.0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15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424511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AND([.F76]&lt;=[.H76];[.F76]&lt;=[.J76])" office:value-type="boolean" office:boolean-value="true" calcext:value-type="boolean">
            <text:p>VERDADERO</text:p>
          </table:table-cell>
          <table:table-cell table:formula="of:=AND([.H76]&lt;=[.F76];[.H76]&lt;=[.J76])" office:value-type="boolean" office:boolean-value="true" calcext:value-type="boolean">
            <text:p>VERDADERO</text:p>
          </table:table-cell>
          <table:table-cell table:formula="of:=AND([.J76]&lt;=[.F76];[.J76]&lt;=[.H7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14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35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77]&lt;=[.H77];[.F77]&lt;=[.J77])" office:value-type="boolean" office:boolean-value="true" calcext:value-type="boolean">
            <text:p>VERDADERO</text:p>
          </table:table-cell>
          <table:table-cell table:formula="of:=AND([.H77]&lt;=[.F77];[.H77]&lt;=[.J77])" office:value-type="boolean" office:boolean-value="true" calcext:value-type="boolean">
            <text:p>VERDADERO</text:p>
          </table:table-cell>
          <table:table-cell table:formula="of:=AND([.J77]&lt;=[.F77];[.J77]&lt;=[.H7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51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21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1406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78]&lt;=[.H78];[.F78]&lt;=[.J78])" office:value-type="boolean" office:boolean-value="false" calcext:value-type="boolean">
            <text:p>FALSO</text:p>
          </table:table-cell>
          <table:table-cell table:formula="of:=AND([.H78]&lt;=[.F78];[.H78]&lt;=[.J78])" office:value-type="boolean" office:boolean-value="true" calcext:value-type="boolean">
            <text:p>VERDADERO</text:p>
          </table:table-cell>
          <table:table-cell table:formula="of:=AND([.J78]&lt;=[.F78];[.J78]&lt;=[.H7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12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51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67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79]&lt;=[.H79];[.F79]&lt;=[.J79])" office:value-type="boolean" office:boolean-value="true" calcext:value-type="boolean">
            <text:p>VERDADERO</text:p>
          </table:table-cell>
          <table:table-cell table:formula="of:=AND([.H79]&lt;=[.F79];[.H79]&lt;=[.J79])" office:value-type="boolean" office:boolean-value="true" calcext:value-type="boolean">
            <text:p>VERDADERO</text:p>
          </table:table-cell>
          <table:table-cell table:formula="of:=AND([.J79]&lt;=[.F79];[.J79]&lt;=[.H7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8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7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93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80]&lt;=[.H80];[.F80]&lt;=[.J80])" office:value-type="boolean" office:boolean-value="true" calcext:value-type="boolean">
            <text:p>VERDADERO</text:p>
          </table:table-cell>
          <table:table-cell table:formula="of:=AND([.H80]&lt;=[.F80];[.H80]&lt;=[.J80])" office:value-type="boolean" office:boolean-value="true" calcext:value-type="boolean">
            <text:p>VERDADERO</text:p>
          </table:table-cell>
          <table:table-cell table:formula="of:=AND([.J80]&lt;=[.F80];[.J80]&lt;=[.H8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14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5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48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81]&lt;=[.H81];[.F81]&lt;=[.J81])" office:value-type="boolean" office:boolean-value="true" calcext:value-type="boolean">
            <text:p>VERDADERO</text:p>
          </table:table-cell>
          <table:table-cell table:formula="of:=AND([.H81]&lt;=[.F81];[.H81]&lt;=[.J81])" office:value-type="boolean" office:boolean-value="true" calcext:value-type="boolean">
            <text:p>VERDADERO</text:p>
          </table:table-cell>
          <table:table-cell table:formula="of:=AND([.J81]&lt;=[.F81];[.J81]&lt;=[.H8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161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8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92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82]&lt;=[.H82];[.F82]&lt;=[.J82])" office:value-type="boolean" office:boolean-value="true" calcext:value-type="boolean">
            <text:p>VERDADERO</text:p>
          </table:table-cell>
          <table:table-cell table:formula="of:=AND([.H82]&lt;=[.F82];[.H82]&lt;=[.J82])" office:value-type="boolean" office:boolean-value="true" calcext:value-type="boolean">
            <text:p>VERDADERO</text:p>
          </table:table-cell>
          <table:table-cell table:formula="of:=AND([.J82]&lt;=[.F82];[.J82]&lt;=[.H8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69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7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2548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83]&lt;=[.H83];[.F83]&lt;=[.J83])" office:value-type="boolean" office:boolean-value="true" calcext:value-type="boolean">
            <text:p>VERDADERO</text:p>
          </table:table-cell>
          <table:table-cell table:formula="of:=AND([.H83]&lt;=[.F83];[.H83]&lt;=[.J83])" office:value-type="boolean" office:boolean-value="true" calcext:value-type="boolean">
            <text:p>VERDADERO</text:p>
          </table:table-cell>
          <table:table-cell table:formula="of:=AND([.J83]&lt;=[.F83];[.J83]&lt;=[.H8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14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67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84]&lt;=[.H84];[.F84]&lt;=[.J84])" office:value-type="boolean" office:boolean-value="true" calcext:value-type="boolean">
            <text:p>VERDADERO</text:p>
          </table:table-cell>
          <table:table-cell table:formula="of:=AND([.H84]&lt;=[.F84];[.H84]&lt;=[.J84])" office:value-type="boolean" office:boolean-value="true" calcext:value-type="boolean">
            <text:p>VERDADERO</text:p>
          </table:table-cell>
          <table:table-cell table:formula="of:=AND([.J84]&lt;=[.F84];[.J84]&lt;=[.H8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45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75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21545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85]&lt;=[.H85];[.F85]&lt;=[.J85])" office:value-type="boolean" office:boolean-value="false" calcext:value-type="boolean">
            <text:p>FALSO</text:p>
          </table:table-cell>
          <table:table-cell table:formula="of:=AND([.H85]&lt;=[.F85];[.H85]&lt;=[.J85])" office:value-type="boolean" office:boolean-value="true" calcext:value-type="boolean">
            <text:p>VERDADERO</text:p>
          </table:table-cell>
          <table:table-cell table:formula="of:=AND([.J85]&lt;=[.F85];[.J85]&lt;=[.H8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6.437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58.31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67435.0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AND([.F86]&lt;=[.H86];[.F86]&lt;=[.J86])" office:value-type="boolean" office:boolean-value="true" calcext:value-type="boolean">
            <text:p>VERDADERO</text:p>
          </table:table-cell>
          <table:table-cell table:formula="of:=AND([.H86]&lt;=[.F86];[.H86]&lt;=[.J86])" office:value-type="boolean" office:boolean-value="true" calcext:value-type="boolean">
            <text:p>VERDADERO</text:p>
          </table:table-cell>
          <table:table-cell table:formula="of:=AND([.J86]&lt;=[.F86];[.J86]&lt;=[.H8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.375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10.81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32241.937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formula="of:=AND([.F87]&lt;=[.H87];[.F87]&lt;=[.J87])" office:value-type="boolean" office:boolean-value="true" calcext:value-type="boolean">
            <text:p>VERDADERO</text:p>
          </table:table-cell>
          <table:table-cell table:formula="of:=AND([.H87]&lt;=[.F87];[.H87]&lt;=[.J87])" office:value-type="boolean" office:boolean-value="true" calcext:value-type="boolean">
            <text:p>VERDADERO</text:p>
          </table:table-cell>
          <table:table-cell table:formula="of:=AND([.J87]&lt;=[.F87];[.J87]&lt;=[.H8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127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14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783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88]&lt;=[.H88];[.F88]&lt;=[.J88])" office:value-type="boolean" office:boolean-value="true" calcext:value-type="boolean">
            <text:p>VERDADERO</text:p>
          </table:table-cell>
          <table:table-cell table:formula="of:=AND([.H88]&lt;=[.F88];[.H88]&lt;=[.J88])" office:value-type="boolean" office:boolean-value="true" calcext:value-type="boolean">
            <text:p>VERDADERO</text:p>
          </table:table-cell>
          <table:table-cell table:formula="of:=AND([.J88]&lt;=[.F88];[.J88]&lt;=[.H8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75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5362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89]&lt;=[.H89];[.F89]&lt;=[.J89])" office:value-type="boolean" office:boolean-value="true" calcext:value-type="boolean">
            <text:p>VERDADERO</text:p>
          </table:table-cell>
          <table:table-cell table:formula="of:=AND([.H89]&lt;=[.F89];[.H89]&lt;=[.J89])" office:value-type="boolean" office:boolean-value="true" calcext:value-type="boolean">
            <text:p>VERDADERO</text:p>
          </table:table-cell>
          <table:table-cell table:formula="of:=AND([.J89]&lt;=[.F89];[.J89]&lt;=[.H8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168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2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970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90]&lt;=[.H90];[.F90]&lt;=[.J90])" office:value-type="boolean" office:boolean-value="true" calcext:value-type="boolean">
            <text:p>VERDADERO</text:p>
          </table:table-cell>
          <table:table-cell table:formula="of:=AND([.H90]&lt;=[.F90];[.H90]&lt;=[.J90])" office:value-type="boolean" office:boolean-value="true" calcext:value-type="boolean">
            <text:p>VERDADERO</text:p>
          </table:table-cell>
          <table:table-cell table:formula="of:=AND([.J90]&lt;=[.F90];[.J90]&lt;=[.H9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8.8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1.62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11261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AND([.F91]&lt;=[.H91];[.F91]&lt;=[.J91])" office:value-type="boolean" office:boolean-value="true" calcext:value-type="boolean">
            <text:p>VERDADERO</text:p>
          </table:table-cell>
          <table:table-cell table:formula="of:=AND([.H91]&lt;=[.F91];[.H91]&lt;=[.J91])" office:value-type="boolean" office:boolean-value="true" calcext:value-type="boolean">
            <text:p>VERDADERO</text:p>
          </table:table-cell>
          <table:table-cell table:formula="of:=AND([.J91]&lt;=[.F91];[.J91]&lt;=[.H9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39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26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95108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92]&lt;=[.H92];[.F92]&lt;=[.J92])" office:value-type="boolean" office:boolean-value="true" calcext:value-type="boolean">
            <text:p>VERDADERO</text:p>
          </table:table-cell>
          <table:table-cell table:formula="of:=AND([.H92]&lt;=[.F92];[.H92]&lt;=[.J92])" office:value-type="boolean" office:boolean-value="true" calcext:value-type="boolean">
            <text:p>VERDADERO</text:p>
          </table:table-cell>
          <table:table-cell table:formula="of:=AND([.J92]&lt;=[.F92];[.J92]&lt;=[.H9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10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37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609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93]&lt;=[.H93];[.F93]&lt;=[.J93])" office:value-type="boolean" office:boolean-value="true" calcext:value-type="boolean">
            <text:p>VERDADERO</text:p>
          </table:table-cell>
          <table:table-cell table:formula="of:=AND([.H93]&lt;=[.F93];[.H93]&lt;=[.J93])" office:value-type="boolean" office:boolean-value="true" calcext:value-type="boolean">
            <text:p>VERDADERO</text:p>
          </table:table-cell>
          <table:table-cell table:formula="of:=AND([.J93]&lt;=[.F93];[.J93]&lt;=[.H9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.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1.062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362550.87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formula="of:=AND([.F94]&lt;=[.H94];[.F94]&lt;=[.J94])" office:value-type="boolean" office:boolean-value="false" calcext:value-type="boolean">
            <text:p>FALSO</text:p>
          </table:table-cell>
          <table:table-cell table:formula="of:=AND([.H94]&lt;=[.F94];[.H94]&lt;=[.J94])" office:value-type="boolean" office:boolean-value="true" calcext:value-type="boolean">
            <text:p>VERDADERO</text:p>
          </table:table-cell>
          <table:table-cell table:formula="of:=AND([.J94]&lt;=[.F94];[.J94]&lt;=[.H9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93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682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2186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95]&lt;=[.H95];[.F95]&lt;=[.J95])" office:value-type="boolean" office:boolean-value="false" calcext:value-type="boolean">
            <text:p>FALSO</text:p>
          </table:table-cell>
          <table:table-cell table:formula="of:=AND([.H95]&lt;=[.F95];[.H95]&lt;=[.J95])" office:value-type="boolean" office:boolean-value="true" calcext:value-type="boolean">
            <text:p>VERDADERO</text:p>
          </table:table-cell>
          <table:table-cell table:formula="of:=AND([.J95]&lt;=[.F95];[.J95]&lt;=[.H9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141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86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96]&lt;=[.H96];[.F96]&lt;=[.J96])" office:value-type="boolean" office:boolean-value="true" calcext:value-type="boolean">
            <text:p>VERDADERO</text:p>
          </table:table-cell>
          <table:table-cell table:formula="of:=AND([.H96]&lt;=[.F96];[.H96]&lt;=[.J96])" office:value-type="boolean" office:boolean-value="true" calcext:value-type="boolean">
            <text:p>VERDADERO</text:p>
          </table:table-cell>
          <table:table-cell table:formula="of:=AND([.J96]&lt;=[.F96];[.J96]&lt;=[.H9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4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7.8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53743.0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F97]&lt;=[.H97];[.F97]&lt;=[.J97])" office:value-type="boolean" office:boolean-value="true" calcext:value-type="boolean">
            <text:p>VERDADERO</text:p>
          </table:table-cell>
          <table:table-cell table:formula="of:=AND([.H97]&lt;=[.F97];[.H97]&lt;=[.J97])" office:value-type="boolean" office:boolean-value="true" calcext:value-type="boolean">
            <text:p>VERDADERO</text:p>
          </table:table-cell>
          <table:table-cell table:formula="of:=AND([.J97]&lt;=[.F97];[.J97]&lt;=[.H9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1" calcext:value-type="float">
            <text:p>311</text:p>
          </table:table-cell>
          <table:table-cell office:value-type="float" office:value="28" calcext:value-type="float">
            <text:p>2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15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4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33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98]&lt;=[.H98];[.F98]&lt;=[.J98])" office:value-type="boolean" office:boolean-value="true" calcext:value-type="boolean">
            <text:p>VERDADERO</text:p>
          </table:table-cell>
          <table:table-cell table:formula="of:=AND([.H98]&lt;=[.F98];[.H98]&lt;=[.J98])" office:value-type="boolean" office:boolean-value="true" calcext:value-type="boolean">
            <text:p>VERDADERO</text:p>
          </table:table-cell>
          <table:table-cell table:formula="of:=AND([.J98]&lt;=[.F98];[.J98]&lt;=[.H9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12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8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35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99]&lt;=[.H99];[.F99]&lt;=[.J99])" office:value-type="boolean" office:boolean-value="false" calcext:value-type="boolean">
            <text:p>FALSO</text:p>
          </table:table-cell>
          <table:table-cell table:formula="of:=AND([.H99]&lt;=[.F99];[.H99]&lt;=[.J99])" office:value-type="boolean" office:boolean-value="true" calcext:value-type="boolean">
            <text:p>VERDADERO</text:p>
          </table:table-cell>
          <table:table-cell table:formula="of:=AND([.J99]&lt;=[.F99];[.J99]&lt;=[.H9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35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51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84903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100]&lt;=[.H100];[.F100]&lt;=[.J100])" office:value-type="boolean" office:boolean-value="true" calcext:value-type="boolean">
            <text:p>VERDADERO</text:p>
          </table:table-cell>
          <table:table-cell table:formula="of:=AND([.H100]&lt;=[.F100];[.H100]&lt;=[.J100])" office:value-type="boolean" office:boolean-value="true" calcext:value-type="boolean">
            <text:p>VERDADERO</text:p>
          </table:table-cell>
          <table:table-cell table:formula="of:=AND([.J100]&lt;=[.F100];[.J100]&lt;=[.H10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4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39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958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01]&lt;=[.H101];[.F101]&lt;=[.J101])" office:value-type="boolean" office:boolean-value="true" calcext:value-type="boolean">
            <text:p>VERDADERO</text:p>
          </table:table-cell>
          <table:table-cell table:formula="of:=AND([.H101]&lt;=[.F101];[.H101]&lt;=[.J101])" office:value-type="boolean" office:boolean-value="true" calcext:value-type="boolean">
            <text:p>VERDADERO</text:p>
          </table:table-cell>
          <table:table-cell table:formula="of:=AND([.J101]&lt;=[.F101];[.J101]&lt;=[.H10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4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7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22513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AND([.F102]&lt;=[.H102];[.F102]&lt;=[.J102])" office:value-type="boolean" office:boolean-value="true" calcext:value-type="boolean">
            <text:p>VERDADERO</text:p>
          </table:table-cell>
          <table:table-cell table:formula="of:=AND([.H102]&lt;=[.F102];[.H102]&lt;=[.J102])" office:value-type="boolean" office:boolean-value="true" calcext:value-type="boolean">
            <text:p>VERDADERO</text:p>
          </table:table-cell>
          <table:table-cell table:formula="of:=AND([.J102]&lt;=[.F102];[.J102]&lt;=[.H10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123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11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8743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03]&lt;=[.H103];[.F103]&lt;=[.J103])" office:value-type="boolean" office:boolean-value="true" calcext:value-type="boolean">
            <text:p>VERDADERO</text:p>
          </table:table-cell>
          <table:table-cell table:formula="of:=AND([.H103]&lt;=[.F103];[.H103]&lt;=[.J103])" office:value-type="boolean" office:boolean-value="true" calcext:value-type="boolean">
            <text:p>VERDADERO</text:p>
          </table:table-cell>
          <table:table-cell table:formula="of:=AND([.J103]&lt;=[.F103];[.J103]&lt;=[.H10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44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59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95453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104]&lt;=[.H104];[.F104]&lt;=[.J104])" office:value-type="boolean" office:boolean-value="false" calcext:value-type="boolean">
            <text:p>FALSO</text:p>
          </table:table-cell>
          <table:table-cell table:formula="of:=AND([.H104]&lt;=[.F104];[.H104]&lt;=[.J104])" office:value-type="boolean" office:boolean-value="true" calcext:value-type="boolean">
            <text:p>VERDADERO</text:p>
          </table:table-cell>
          <table:table-cell table:formula="of:=AND([.J104]&lt;=[.F104];[.J104]&lt;=[.H10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40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76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89547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F105]&lt;=[.H105];[.F105]&lt;=[.J105])" office:value-type="boolean" office:boolean-value="true" calcext:value-type="boolean">
            <text:p>VERDADERO</text:p>
          </table:table-cell>
          <table:table-cell table:formula="of:=AND([.H105]&lt;=[.F105];[.H105]&lt;=[.J105])" office:value-type="boolean" office:boolean-value="true" calcext:value-type="boolean">
            <text:p>VERDADERO</text:p>
          </table:table-cell>
          <table:table-cell table:formula="of:=AND([.J105]&lt;=[.F105];[.J105]&lt;=[.H10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7.7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46.0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705798.8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AND([.F106]&lt;=[.H106];[.F106]&lt;=[.J106])" office:value-type="boolean" office:boolean-value="false" calcext:value-type="boolean">
            <text:p>FALSO</text:p>
          </table:table-cell>
          <table:table-cell table:formula="of:=AND([.H106]&lt;=[.F106];[.H106]&lt;=[.J106])" office:value-type="boolean" office:boolean-value="true" calcext:value-type="boolean">
            <text:p>VERDADERO</text:p>
          </table:table-cell>
          <table:table-cell table:formula="of:=AND([.J106]&lt;=[.F106];[.J106]&lt;=[.H10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100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36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8221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07]&lt;=[.H107];[.F107]&lt;=[.J107])" office:value-type="boolean" office:boolean-value="true" calcext:value-type="boolean">
            <text:p>VERDADERO</text:p>
          </table:table-cell>
          <table:table-cell table:formula="of:=AND([.H107]&lt;=[.F107];[.H107]&lt;=[.J107])" office:value-type="boolean" office:boolean-value="true" calcext:value-type="boolean">
            <text:p>VERDADERO</text:p>
          </table:table-cell>
          <table:table-cell table:formula="of:=AND([.J107]&lt;=[.F107];[.J107]&lt;=[.H10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151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60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901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08]&lt;=[.H108];[.F108]&lt;=[.J108])" office:value-type="boolean" office:boolean-value="true" calcext:value-type="boolean">
            <text:p>VERDADERO</text:p>
          </table:table-cell>
          <table:table-cell table:formula="of:=AND([.H108]&lt;=[.F108];[.H108]&lt;=[.J108])" office:value-type="boolean" office:boolean-value="true" calcext:value-type="boolean">
            <text:p>VERDADERO</text:p>
          </table:table-cell>
          <table:table-cell table:formula="of:=AND([.J108]&lt;=[.F108];[.J108]&lt;=[.H10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19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0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9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09]&lt;=[.H109];[.F109]&lt;=[.J109])" office:value-type="boolean" office:boolean-value="true" calcext:value-type="boolean">
            <text:p>VERDADERO</text:p>
          </table:table-cell>
          <table:table-cell table:formula="of:=AND([.H109]&lt;=[.F109];[.H109]&lt;=[.J109])" office:value-type="boolean" office:boolean-value="true" calcext:value-type="boolean">
            <text:p>VERDADERO</text:p>
          </table:table-cell>
          <table:table-cell table:formula="of:=AND([.J109]&lt;=[.F109];[.J109]&lt;=[.H10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15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2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787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10]&lt;=[.H110];[.F110]&lt;=[.J110])" office:value-type="boolean" office:boolean-value="true" calcext:value-type="boolean">
            <text:p>VERDADERO</text:p>
          </table:table-cell>
          <table:table-cell table:formula="of:=AND([.H110]&lt;=[.F110];[.H110]&lt;=[.J110])" office:value-type="boolean" office:boolean-value="true" calcext:value-type="boolean">
            <text:p>VERDADERO</text:p>
          </table:table-cell>
          <table:table-cell table:formula="of:=AND([.J110]&lt;=[.F110];[.J110]&lt;=[.H11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108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58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4490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11]&lt;=[.H111];[.F111]&lt;=[.J111])" office:value-type="boolean" office:boolean-value="true" calcext:value-type="boolean">
            <text:p>VERDADERO</text:p>
          </table:table-cell>
          <table:table-cell table:formula="of:=AND([.H111]&lt;=[.F111];[.H111]&lt;=[.J111])" office:value-type="boolean" office:boolean-value="true" calcext:value-type="boolean">
            <text:p>VERDADERO</text:p>
          </table:table-cell>
          <table:table-cell table:formula="of:=AND([.J111]&lt;=[.F111];[.J111]&lt;=[.H11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18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94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12]&lt;=[.H112];[.F112]&lt;=[.J112])" office:value-type="boolean" office:boolean-value="true" calcext:value-type="boolean">
            <text:p>VERDADERO</text:p>
          </table:table-cell>
          <table:table-cell table:formula="of:=AND([.H112]&lt;=[.F112];[.H112]&lt;=[.J112])" office:value-type="boolean" office:boolean-value="true" calcext:value-type="boolean">
            <text:p>VERDADERO</text:p>
          </table:table-cell>
          <table:table-cell table:formula="of:=AND([.J112]&lt;=[.F112];[.J112]&lt;=[.H11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17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24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13]&lt;=[.H113];[.F113]&lt;=[.J113])" office:value-type="boolean" office:boolean-value="true" calcext:value-type="boolean">
            <text:p>VERDADERO</text:p>
          </table:table-cell>
          <table:table-cell table:formula="of:=AND([.H113]&lt;=[.F113];[.H113]&lt;=[.J113])" office:value-type="boolean" office:boolean-value="true" calcext:value-type="boolean">
            <text:p>VERDADERO</text:p>
          </table:table-cell>
          <table:table-cell table:formula="of:=AND([.J113]&lt;=[.F113];[.J113]&lt;=[.H11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7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483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14]&lt;=[.H114];[.F114]&lt;=[.J114])" office:value-type="boolean" office:boolean-value="true" calcext:value-type="boolean">
            <text:p>VERDADERO</text:p>
          </table:table-cell>
          <table:table-cell table:formula="of:=AND([.H114]&lt;=[.F114];[.H114]&lt;=[.J114])" office:value-type="boolean" office:boolean-value="true" calcext:value-type="boolean">
            <text:p>VERDADERO</text:p>
          </table:table-cell>
          <table:table-cell table:formula="of:=AND([.J114]&lt;=[.F114];[.J114]&lt;=[.H11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118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06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4144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15]&lt;=[.H115];[.F115]&lt;=[.J115])" office:value-type="boolean" office:boolean-value="false" calcext:value-type="boolean">
            <text:p>FALSO</text:p>
          </table:table-cell>
          <table:table-cell table:formula="of:=AND([.H115]&lt;=[.F115];[.H115]&lt;=[.J115])" office:value-type="boolean" office:boolean-value="true" calcext:value-type="boolean">
            <text:p>VERDADERO</text:p>
          </table:table-cell>
          <table:table-cell table:formula="of:=AND([.J115]&lt;=[.F115];[.J115]&lt;=[.H11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17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17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16]&lt;=[.H116];[.F116]&lt;=[.J116])" office:value-type="boolean" office:boolean-value="true" calcext:value-type="boolean">
            <text:p>VERDADERO</text:p>
          </table:table-cell>
          <table:table-cell table:formula="of:=AND([.H116]&lt;=[.F116];[.H116]&lt;=[.J116])" office:value-type="boolean" office:boolean-value="true" calcext:value-type="boolean">
            <text:p>VERDADERO</text:p>
          </table:table-cell>
          <table:table-cell table:formula="of:=AND([.J116]&lt;=[.F116];[.J116]&lt;=[.H11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81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13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8831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17]&lt;=[.H117];[.F117]&lt;=[.J117])" office:value-type="boolean" office:boolean-value="true" calcext:value-type="boolean">
            <text:p>VERDADERO</text:p>
          </table:table-cell>
          <table:table-cell table:formula="of:=AND([.H117]&lt;=[.F117];[.H117]&lt;=[.J117])" office:value-type="boolean" office:boolean-value="true" calcext:value-type="boolean">
            <text:p>VERDADERO</text:p>
          </table:table-cell>
          <table:table-cell table:formula="of:=AND([.J117]&lt;=[.F117];[.J117]&lt;=[.H11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81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83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7123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18]&lt;=[.H118];[.F118]&lt;=[.J118])" office:value-type="boolean" office:boolean-value="true" calcext:value-type="boolean">
            <text:p>VERDADERO</text:p>
          </table:table-cell>
          <table:table-cell table:formula="of:=AND([.H118]&lt;=[.F118];[.H118]&lt;=[.J118])" office:value-type="boolean" office:boolean-value="true" calcext:value-type="boolean">
            <text:p>VERDADERO</text:p>
          </table:table-cell>
          <table:table-cell table:formula="of:=AND([.J118]&lt;=[.F118];[.J118]&lt;=[.H11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35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65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351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19]&lt;=[.H119];[.F119]&lt;=[.J119])" office:value-type="boolean" office:boolean-value="true" calcext:value-type="boolean">
            <text:p>VERDADERO</text:p>
          </table:table-cell>
          <table:table-cell table:formula="of:=AND([.H119]&lt;=[.F119];[.H119]&lt;=[.J119])" office:value-type="boolean" office:boolean-value="true" calcext:value-type="boolean">
            <text:p>VERDADERO</text:p>
          </table:table-cell>
          <table:table-cell table:formula="of:=AND([.J119]&lt;=[.F119];[.J119]&lt;=[.H11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12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4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430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20]&lt;=[.H120];[.F120]&lt;=[.J120])" office:value-type="boolean" office:boolean-value="true" calcext:value-type="boolean">
            <text:p>VERDADERO</text:p>
          </table:table-cell>
          <table:table-cell table:formula="of:=AND([.H120]&lt;=[.F120];[.H120]&lt;=[.J120])" office:value-type="boolean" office:boolean-value="true" calcext:value-type="boolean">
            <text:p>VERDADERO</text:p>
          </table:table-cell>
          <table:table-cell table:formula="of:=AND([.J120]&lt;=[.F120];[.J120]&lt;=[.H12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33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85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138821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F121]&lt;=[.H121];[.F121]&lt;=[.J121])" office:value-type="boolean" office:boolean-value="true" calcext:value-type="boolean">
            <text:p>VERDADERO</text:p>
          </table:table-cell>
          <table:table-cell table:formula="of:=AND([.H121]&lt;=[.F121];[.H121]&lt;=[.J121])" office:value-type="boolean" office:boolean-value="true" calcext:value-type="boolean">
            <text:p>VERDADERO</text:p>
          </table:table-cell>
          <table:table-cell table:formula="of:=AND([.J121]&lt;=[.F121];[.J121]&lt;=[.H12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4" calcext:value-type="float">
            <text:p>434</text:p>
          </table:table-cell>
          <table:table-cell office:value-type="float" office:value="31" calcext:value-type="float">
            <text:p>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224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75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22]&lt;=[.H122];[.F122]&lt;=[.J122])" office:value-type="boolean" office:boolean-value="true" calcext:value-type="boolean">
            <text:p>VERDADERO</text:p>
          </table:table-cell>
          <table:table-cell table:formula="of:=AND([.H122]&lt;=[.F122];[.H122]&lt;=[.J122])" office:value-type="boolean" office:boolean-value="true" calcext:value-type="boolean">
            <text:p>VERDADERO</text:p>
          </table:table-cell>
          <table:table-cell table:formula="of:=AND([.J122]&lt;=[.F122];[.J122]&lt;=[.H12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4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3.12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818272.187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AND([.F123]&lt;=[.H123];[.F123]&lt;=[.J123])" office:value-type="boolean" office:boolean-value="true" calcext:value-type="boolean">
            <text:p>VERDADERO</text:p>
          </table:table-cell>
          <table:table-cell table:formula="of:=AND([.H123]&lt;=[.F123];[.H123]&lt;=[.J123])" office:value-type="boolean" office:boolean-value="true" calcext:value-type="boolean">
            <text:p>VERDADERO</text:p>
          </table:table-cell>
          <table:table-cell table:formula="of:=AND([.J123]&lt;=[.F123];[.J123]&lt;=[.H12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19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59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24]&lt;=[.H124];[.F124]&lt;=[.J124])" office:value-type="boolean" office:boolean-value="true" calcext:value-type="boolean">
            <text:p>VERDADERO</text:p>
          </table:table-cell>
          <table:table-cell table:formula="of:=AND([.H124]&lt;=[.F124];[.H124]&lt;=[.J124])" office:value-type="boolean" office:boolean-value="true" calcext:value-type="boolean">
            <text:p>VERDADERO</text:p>
          </table:table-cell>
          <table:table-cell table:formula="of:=AND([.J124]&lt;=[.F124];[.J124]&lt;=[.H12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120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28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7795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25]&lt;=[.H125];[.F125]&lt;=[.J125])" office:value-type="boolean" office:boolean-value="true" calcext:value-type="boolean">
            <text:p>VERDADERO</text:p>
          </table:table-cell>
          <table:table-cell table:formula="of:=AND([.H125]&lt;=[.F125];[.H125]&lt;=[.J125])" office:value-type="boolean" office:boolean-value="true" calcext:value-type="boolean">
            <text:p>VERDADERO</text:p>
          </table:table-cell>
          <table:table-cell table:formula="of:=AND([.J125]&lt;=[.F125];[.J125]&lt;=[.H12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75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609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41690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126]&lt;=[.H126];[.F126]&lt;=[.J126])" office:value-type="boolean" office:boolean-value="false" calcext:value-type="boolean">
            <text:p>FALSO</text:p>
          </table:table-cell>
          <table:table-cell table:formula="of:=AND([.H126]&lt;=[.F126];[.H126]&lt;=[.J126])" office:value-type="boolean" office:boolean-value="true" calcext:value-type="boolean">
            <text:p>VERDADERO</text:p>
          </table:table-cell>
          <table:table-cell table:formula="of:=AND([.J126]&lt;=[.F126];[.J126]&lt;=[.H12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2" calcext:value-type="float">
            <text:p>402</text:p>
          </table:table-cell>
          <table:table-cell office:value-type="float" office:value="31" calcext:value-type="float">
            <text:p>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6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2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42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27]&lt;=[.H127];[.F127]&lt;=[.J127])" office:value-type="boolean" office:boolean-value="true" calcext:value-type="boolean">
            <text:p>VERDADERO</text:p>
          </table:table-cell>
          <table:table-cell table:formula="of:=AND([.H127]&lt;=[.F127];[.H127]&lt;=[.J127])" office:value-type="boolean" office:boolean-value="true" calcext:value-type="boolean">
            <text:p>VERDADERO</text:p>
          </table:table-cell>
          <table:table-cell table:formula="of:=AND([.J127]&lt;=[.F127];[.J127]&lt;=[.H12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81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86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20352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28]&lt;=[.H128];[.F128]&lt;=[.J128])" office:value-type="boolean" office:boolean-value="true" calcext:value-type="boolean">
            <text:p>VERDADERO</text:p>
          </table:table-cell>
          <table:table-cell table:formula="of:=AND([.H128]&lt;=[.F128];[.H128]&lt;=[.J128])" office:value-type="boolean" office:boolean-value="true" calcext:value-type="boolean">
            <text:p>VERDADERO</text:p>
          </table:table-cell>
          <table:table-cell table:formula="of:=AND([.J128]&lt;=[.F128];[.J128]&lt;=[.H12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217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9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504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29]&lt;=[.H129];[.F129]&lt;=[.J129])" office:value-type="boolean" office:boolean-value="true" calcext:value-type="boolean">
            <text:p>VERDADERO</text:p>
          </table:table-cell>
          <table:table-cell table:formula="of:=AND([.H129]&lt;=[.F129];[.H129]&lt;=[.J129])" office:value-type="boolean" office:boolean-value="true" calcext:value-type="boolean">
            <text:p>VERDADERO</text:p>
          </table:table-cell>
          <table:table-cell table:formula="of:=AND([.J129]&lt;=[.F129];[.J129]&lt;=[.H12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20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8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135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30]&lt;=[.H130];[.F130]&lt;=[.J130])" office:value-type="boolean" office:boolean-value="true" calcext:value-type="boolean">
            <text:p>VERDADERO</text:p>
          </table:table-cell>
          <table:table-cell table:formula="of:=AND([.H130]&lt;=[.F130];[.H130]&lt;=[.J130])" office:value-type="boolean" office:boolean-value="true" calcext:value-type="boolean">
            <text:p>VERDADERO</text:p>
          </table:table-cell>
          <table:table-cell table:formula="of:=AND([.J130]&lt;=[.F130];[.J130]&lt;=[.H13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65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87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64188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131]&lt;=[.H131];[.F131]&lt;=[.J131])" office:value-type="boolean" office:boolean-value="false" calcext:value-type="boolean">
            <text:p>FALSO</text:p>
          </table:table-cell>
          <table:table-cell table:formula="of:=AND([.H131]&lt;=[.F131];[.H131]&lt;=[.J131])" office:value-type="boolean" office:boolean-value="true" calcext:value-type="boolean">
            <text:p>VERDADERO</text:p>
          </table:table-cell>
          <table:table-cell table:formula="of:=AND([.J131]&lt;=[.F131];[.J131]&lt;=[.H13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135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79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98095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32]&lt;=[.H132];[.F132]&lt;=[.J132])" office:value-type="boolean" office:boolean-value="true" calcext:value-type="boolean">
            <text:p>VERDADERO</text:p>
          </table:table-cell>
          <table:table-cell table:formula="of:=AND([.H132]&lt;=[.F132];[.H132]&lt;=[.J132])" office:value-type="boolean" office:boolean-value="true" calcext:value-type="boolean">
            <text:p>VERDADERO</text:p>
          </table:table-cell>
          <table:table-cell table:formula="of:=AND([.J132]&lt;=[.F132];[.J132]&lt;=[.H13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88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58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2647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33]&lt;=[.H133];[.F133]&lt;=[.J133])" office:value-type="boolean" office:boolean-value="true" calcext:value-type="boolean">
            <text:p>VERDADERO</text:p>
          </table:table-cell>
          <table:table-cell table:formula="of:=AND([.H133]&lt;=[.F133];[.H133]&lt;=[.J133])" office:value-type="boolean" office:boolean-value="true" calcext:value-type="boolean">
            <text:p>VERDADERO</text:p>
          </table:table-cell>
          <table:table-cell table:formula="of:=AND([.J133]&lt;=[.F133];[.J133]&lt;=[.H13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97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54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5067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34]&lt;=[.H134];[.F134]&lt;=[.J134])" office:value-type="boolean" office:boolean-value="true" calcext:value-type="boolean">
            <text:p>VERDADERO</text:p>
          </table:table-cell>
          <table:table-cell table:formula="of:=AND([.H134]&lt;=[.F134];[.H134]&lt;=[.J134])" office:value-type="boolean" office:boolean-value="true" calcext:value-type="boolean">
            <text:p>VERDADERO</text:p>
          </table:table-cell>
          <table:table-cell table:formula="of:=AND([.J134]&lt;=[.F134];[.J134]&lt;=[.H13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62.6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312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32023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135]&lt;=[.H135];[.F135]&lt;=[.J135])" office:value-type="boolean" office:boolean-value="false" calcext:value-type="boolean">
            <text:p>FALSO</text:p>
          </table:table-cell>
          <table:table-cell table:formula="of:=AND([.H135]&lt;=[.F135];[.H135]&lt;=[.J135])" office:value-type="boolean" office:boolean-value="true" calcext:value-type="boolean">
            <text:p>VERDADERO</text:p>
          </table:table-cell>
          <table:table-cell table:formula="of:=AND([.J135]&lt;=[.F135];[.J135]&lt;=[.H13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82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69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49740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136]&lt;=[.H136];[.F136]&lt;=[.J136])" office:value-type="boolean" office:boolean-value="false" calcext:value-type="boolean">
            <text:p>FALSO</text:p>
          </table:table-cell>
          <table:table-cell table:formula="of:=AND([.H136]&lt;=[.F136];[.H136]&lt;=[.J136])" office:value-type="boolean" office:boolean-value="true" calcext:value-type="boolean">
            <text:p>VERDADERO</text:p>
          </table:table-cell>
          <table:table-cell table:formula="of:=AND([.J136]&lt;=[.F136];[.J136]&lt;=[.H13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134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29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0453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37]&lt;=[.H137];[.F137]&lt;=[.J137])" office:value-type="boolean" office:boolean-value="true" calcext:value-type="boolean">
            <text:p>VERDADERO</text:p>
          </table:table-cell>
          <table:table-cell table:formula="of:=AND([.H137]&lt;=[.F137];[.H137]&lt;=[.J137])" office:value-type="boolean" office:boolean-value="true" calcext:value-type="boolean">
            <text:p>VERDADERO</text:p>
          </table:table-cell>
          <table:table-cell table:formula="of:=AND([.J137]&lt;=[.F137];[.J137]&lt;=[.H13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0.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62.5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67974.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formula="of:=AND([.F138]&lt;=[.H138];[.F138]&lt;=[.J138])" office:value-type="boolean" office:boolean-value="false" calcext:value-type="boolean">
            <text:p>FALSO</text:p>
          </table:table-cell>
          <table:table-cell table:formula="of:=AND([.H138]&lt;=[.F138];[.H138]&lt;=[.J138])" office:value-type="boolean" office:boolean-value="true" calcext:value-type="boolean">
            <text:p>VERDADERO</text:p>
          </table:table-cell>
          <table:table-cell table:formula="of:=AND([.J138]&lt;=[.F138];[.J138]&lt;=[.H13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11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93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60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39]&lt;=[.H139];[.F139]&lt;=[.J139])" office:value-type="boolean" office:boolean-value="true" calcext:value-type="boolean">
            <text:p>VERDADERO</text:p>
          </table:table-cell>
          <table:table-cell table:formula="of:=AND([.H139]&lt;=[.F139];[.H139]&lt;=[.J139])" office:value-type="boolean" office:boolean-value="true" calcext:value-type="boolean">
            <text:p>VERDADERO</text:p>
          </table:table-cell>
          <table:table-cell table:formula="of:=AND([.J139]&lt;=[.F139];[.J139]&lt;=[.H13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204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66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0421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40]&lt;=[.H140];[.F140]&lt;=[.J140])" office:value-type="boolean" office:boolean-value="true" calcext:value-type="boolean">
            <text:p>VERDADERO</text:p>
          </table:table-cell>
          <table:table-cell table:formula="of:=AND([.H140]&lt;=[.F140];[.H140]&lt;=[.J140])" office:value-type="boolean" office:boolean-value="true" calcext:value-type="boolean">
            <text:p>VERDADERO</text:p>
          </table:table-cell>
          <table:table-cell table:formula="of:=AND([.J140]&lt;=[.F140];[.J140]&lt;=[.H14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7" calcext:value-type="float">
            <text:p>397</text:p>
          </table:table-cell>
          <table:table-cell office:value-type="float" office:value="33" calcext:value-type="float">
            <text:p>3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203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65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484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41]&lt;=[.H141];[.F141]&lt;=[.J141])" office:value-type="boolean" office:boolean-value="true" calcext:value-type="boolean">
            <text:p>VERDADERO</text:p>
          </table:table-cell>
          <table:table-cell table:formula="of:=AND([.H141]&lt;=[.F141];[.H141]&lt;=[.J141])" office:value-type="boolean" office:boolean-value="true" calcext:value-type="boolean">
            <text:p>VERDADERO</text:p>
          </table:table-cell>
          <table:table-cell table:formula="of:=AND([.J141]&lt;=[.F141];[.J141]&lt;=[.H14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187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0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6109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42]&lt;=[.H142];[.F142]&lt;=[.J142])" office:value-type="boolean" office:boolean-value="true" calcext:value-type="boolean">
            <text:p>VERDADERO</text:p>
          </table:table-cell>
          <table:table-cell table:formula="of:=AND([.H142]&lt;=[.F142];[.H142]&lt;=[.J142])" office:value-type="boolean" office:boolean-value="true" calcext:value-type="boolean">
            <text:p>VERDADERO</text:p>
          </table:table-cell>
          <table:table-cell table:formula="of:=AND([.J142]&lt;=[.F142];[.J142]&lt;=[.H14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4" calcext:value-type="float">
            <text:p>544</text:p>
          </table:table-cell>
          <table:table-cell office:value-type="float" office:value="34" calcext:value-type="float">
            <text:p>3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29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217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43]&lt;=[.H143];[.F143]&lt;=[.J143])" office:value-type="boolean" office:boolean-value="true" calcext:value-type="boolean">
            <text:p>VERDADERO</text:p>
          </table:table-cell>
          <table:table-cell table:formula="of:=AND([.H143]&lt;=[.F143];[.H143]&lt;=[.J143])" office:value-type="boolean" office:boolean-value="true" calcext:value-type="boolean">
            <text:p>VERDADERO</text:p>
          </table:table-cell>
          <table:table-cell table:formula="of:=AND([.J143]&lt;=[.F143];[.J143]&lt;=[.H14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68.8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759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50066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144]&lt;=[.H144];[.F144]&lt;=[.J144])" office:value-type="boolean" office:boolean-value="false" calcext:value-type="boolean">
            <text:p>FALSO</text:p>
          </table:table-cell>
          <table:table-cell table:formula="of:=AND([.H144]&lt;=[.F144];[.H144]&lt;=[.J144])" office:value-type="boolean" office:boolean-value="true" calcext:value-type="boolean">
            <text:p>VERDADERO</text:p>
          </table:table-cell>
          <table:table-cell table:formula="of:=AND([.J144]&lt;=[.F144];[.J144]&lt;=[.H14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4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97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1289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45]&lt;=[.H145];[.F145]&lt;=[.J145])" office:value-type="boolean" office:boolean-value="false" calcext:value-type="boolean">
            <text:p>FALSO</text:p>
          </table:table-cell>
          <table:table-cell table:formula="of:=AND([.H145]&lt;=[.F145];[.H145]&lt;=[.J145])" office:value-type="boolean" office:boolean-value="true" calcext:value-type="boolean">
            <text:p>VERDADERO</text:p>
          </table:table-cell>
          <table:table-cell table:formula="of:=AND([.J145]&lt;=[.F145];[.J145]&lt;=[.H14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16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1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6350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46]&lt;=[.H146];[.F146]&lt;=[.J146])" office:value-type="boolean" office:boolean-value="true" calcext:value-type="boolean">
            <text:p>VERDADERO</text:p>
          </table:table-cell>
          <table:table-cell table:formula="of:=AND([.H146]&lt;=[.F146];[.H146]&lt;=[.J146])" office:value-type="boolean" office:boolean-value="true" calcext:value-type="boolean">
            <text:p>VERDADERO</text:p>
          </table:table-cell>
          <table:table-cell table:formula="of:=AND([.J146]&lt;=[.F146];[.J146]&lt;=[.H14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6" calcext:value-type="float">
            <text:p>526</text:p>
          </table:table-cell>
          <table:table-cell office:value-type="float" office:value="35" calcext:value-type="float">
            <text:p>3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278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6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57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47]&lt;=[.H147];[.F147]&lt;=[.J147])" office:value-type="boolean" office:boolean-value="true" calcext:value-type="boolean">
            <text:p>VERDADERO</text:p>
          </table:table-cell>
          <table:table-cell table:formula="of:=AND([.H147]&lt;=[.F147];[.H147]&lt;=[.J147])" office:value-type="boolean" office:boolean-value="true" calcext:value-type="boolean">
            <text:p>VERDADERO</text:p>
          </table:table-cell>
          <table:table-cell table:formula="of:=AND([.J147]&lt;=[.F147];[.J147]&lt;=[.H14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127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71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8637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48]&lt;=[.H148];[.F148]&lt;=[.J148])" office:value-type="boolean" office:boolean-value="true" calcext:value-type="boolean">
            <text:p>VERDADERO</text:p>
          </table:table-cell>
          <table:table-cell table:formula="of:=AND([.H148]&lt;=[.F148];[.H148]&lt;=[.J148])" office:value-type="boolean" office:boolean-value="true" calcext:value-type="boolean">
            <text:p>VERDADERO</text:p>
          </table:table-cell>
          <table:table-cell table:formula="of:=AND([.J148]&lt;=[.F148];[.J148]&lt;=[.H14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63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83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51490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149]&lt;=[.H149];[.F149]&lt;=[.J149])" office:value-type="boolean" office:boolean-value="false" calcext:value-type="boolean">
            <text:p>FALSO</text:p>
          </table:table-cell>
          <table:table-cell table:formula="of:=AND([.H149]&lt;=[.F149];[.H149]&lt;=[.J149])" office:value-type="boolean" office:boolean-value="true" calcext:value-type="boolean">
            <text:p>VERDADERO</text:p>
          </table:table-cell>
          <table:table-cell table:formula="of:=AND([.J149]&lt;=[.F149];[.J149]&lt;=[.H14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9.25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33.062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818020.062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formula="of:=AND([.F150]&lt;=[.H150];[.F150]&lt;=[.J150])" office:value-type="boolean" office:boolean-value="true" calcext:value-type="boolean">
            <text:p>VERDADERO</text:p>
          </table:table-cell>
          <table:table-cell table:formula="of:=AND([.H150]&lt;=[.F150];[.H150]&lt;=[.J150])" office:value-type="boolean" office:boolean-value="true" calcext:value-type="boolean">
            <text:p>VERDADERO</text:p>
          </table:table-cell>
          <table:table-cell table:formula="of:=AND([.J150]&lt;=[.F150];[.J150]&lt;=[.H15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68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923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28667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AND([.F151]&lt;=[.H151];[.F151]&lt;=[.J151])" office:value-type="boolean" office:boolean-value="true" calcext:value-type="boolean">
            <text:p>VERDADERO</text:p>
          </table:table-cell>
          <table:table-cell table:formula="of:=AND([.H151]&lt;=[.F151];[.H151]&lt;=[.J151])" office:value-type="boolean" office:boolean-value="true" calcext:value-type="boolean">
            <text:p>VERDADERO</text:p>
          </table:table-cell>
          <table:table-cell table:formula="of:=AND([.J151]&lt;=[.F151];[.J151]&lt;=[.H15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14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2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26674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52]&lt;=[.H152];[.F152]&lt;=[.J152])" office:value-type="boolean" office:boolean-value="true" calcext:value-type="boolean">
            <text:p>VERDADERO</text:p>
          </table:table-cell>
          <table:table-cell table:formula="of:=AND([.H152]&lt;=[.F152];[.H152]&lt;=[.J152])" office:value-type="boolean" office:boolean-value="true" calcext:value-type="boolean">
            <text:p>VERDADERO</text:p>
          </table:table-cell>
          <table:table-cell table:formula="of:=AND([.J152]&lt;=[.F152];[.J152]&lt;=[.H15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9" calcext:value-type="float">
            <text:p>589</text:p>
          </table:table-cell>
          <table:table-cell office:value-type="float" office:value="35" calcext:value-type="float">
            <text:p>35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319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4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73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53]&lt;=[.H153];[.F153]&lt;=[.J153])" office:value-type="boolean" office:boolean-value="true" calcext:value-type="boolean">
            <text:p>VERDADERO</text:p>
          </table:table-cell>
          <table:table-cell table:formula="of:=AND([.H153]&lt;=[.F153];[.H153]&lt;=[.J153])" office:value-type="boolean" office:boolean-value="true" calcext:value-type="boolean">
            <text:p>VERDADERO</text:p>
          </table:table-cell>
          <table:table-cell table:formula="of:=AND([.J153]&lt;=[.F153];[.J153]&lt;=[.H15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9" calcext:value-type="float">
            <text:p>519</text:p>
          </table:table-cell>
          <table:table-cell office:value-type="float" office:value="35" calcext:value-type="float">
            <text:p>3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27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9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11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54]&lt;=[.H154];[.F154]&lt;=[.J154])" office:value-type="boolean" office:boolean-value="true" calcext:value-type="boolean">
            <text:p>VERDADERO</text:p>
          </table:table-cell>
          <table:table-cell table:formula="of:=AND([.H154]&lt;=[.F154];[.H154]&lt;=[.J154])" office:value-type="boolean" office:boolean-value="true" calcext:value-type="boolean">
            <text:p>VERDADERO</text:p>
          </table:table-cell>
          <table:table-cell table:formula="of:=AND([.J154]&lt;=[.F154];[.J154]&lt;=[.H15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2" calcext:value-type="float">
            <text:p>562</text:p>
          </table:table-cell>
          <table:table-cell office:value-type="float" office:value="35" calcext:value-type="float">
            <text:p>3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30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486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55]&lt;=[.H155];[.F155]&lt;=[.J155])" office:value-type="boolean" office:boolean-value="true" calcext:value-type="boolean">
            <text:p>VERDADERO</text:p>
          </table:table-cell>
          <table:table-cell table:formula="of:=AND([.H155]&lt;=[.F155];[.H155]&lt;=[.J155])" office:value-type="boolean" office:boolean-value="true" calcext:value-type="boolean">
            <text:p>VERDADERO</text:p>
          </table:table-cell>
          <table:table-cell table:formula="of:=AND([.J155]&lt;=[.F155];[.J155]&lt;=[.H15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57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254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445694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AND([.F156]&lt;=[.H156];[.F156]&lt;=[.J156])" office:value-type="boolean" office:boolean-value="false" calcext:value-type="boolean">
            <text:p>FALSO</text:p>
          </table:table-cell>
          <table:table-cell table:formula="of:=AND([.H156]&lt;=[.F156];[.H156]&lt;=[.J156])" office:value-type="boolean" office:boolean-value="true" calcext:value-type="boolean">
            <text:p>VERDADERO</text:p>
          </table:table-cell>
          <table:table-cell table:formula="of:=AND([.J156]&lt;=[.F156];[.J156]&lt;=[.H15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30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82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57]&lt;=[.H157];[.F157]&lt;=[.J157])" office:value-type="boolean" office:boolean-value="true" calcext:value-type="boolean">
            <text:p>VERDADERO</text:p>
          </table:table-cell>
          <table:table-cell table:formula="of:=AND([.H157]&lt;=[.F157];[.H157]&lt;=[.J157])" office:value-type="boolean" office:boolean-value="true" calcext:value-type="boolean">
            <text:p>VERDADERO</text:p>
          </table:table-cell>
          <table:table-cell table:formula="of:=AND([.J157]&lt;=[.F157];[.J157]&lt;=[.H15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0.437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38.062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925650.312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formula="of:=AND([.F158]&lt;=[.H158];[.F158]&lt;=[.J158])" office:value-type="boolean" office:boolean-value="true" calcext:value-type="boolean">
            <text:p>VERDADERO</text:p>
          </table:table-cell>
          <table:table-cell table:formula="of:=AND([.H158]&lt;=[.F158];[.H158]&lt;=[.J158])" office:value-type="boolean" office:boolean-value="true" calcext:value-type="boolean">
            <text:p>VERDADERO</text:p>
          </table:table-cell>
          <table:table-cell table:formula="of:=AND([.J158]&lt;=[.F158];[.J158]&lt;=[.H15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127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41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53196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59]&lt;=[.H159];[.F159]&lt;=[.J159])" office:value-type="boolean" office:boolean-value="true" calcext:value-type="boolean">
            <text:p>VERDADERO</text:p>
          </table:table-cell>
          <table:table-cell table:formula="of:=AND([.H159]&lt;=[.F159];[.H159]&lt;=[.J159])" office:value-type="boolean" office:boolean-value="true" calcext:value-type="boolean">
            <text:p>VERDADERO</text:p>
          </table:table-cell>
          <table:table-cell table:formula="of:=AND([.J159]&lt;=[.F159];[.J159]&lt;=[.H15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4" calcext:value-type="float">
            <text:p>614</text:p>
          </table:table-cell>
          <table:table-cell office:value-type="float" office:value="36" calcext:value-type="float">
            <text:p>3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33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3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74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60]&lt;=[.H160];[.F160]&lt;=[.J160])" office:value-type="boolean" office:boolean-value="true" calcext:value-type="boolean">
            <text:p>VERDADERO</text:p>
          </table:table-cell>
          <table:table-cell table:formula="of:=AND([.H160]&lt;=[.F160];[.H160]&lt;=[.J160])" office:value-type="boolean" office:boolean-value="true" calcext:value-type="boolean">
            <text:p>VERDADERO</text:p>
          </table:table-cell>
          <table:table-cell table:formula="of:=AND([.J160]&lt;=[.F160];[.J160]&lt;=[.H16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2" calcext:value-type="float">
            <text:p>582</text:p>
          </table:table-cell>
          <table:table-cell office:value-type="float" office:value="36" calcext:value-type="float">
            <text:p>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30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96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61]&lt;=[.H161];[.F161]&lt;=[.J161])" office:value-type="boolean" office:boolean-value="true" calcext:value-type="boolean">
            <text:p>VERDADERO</text:p>
          </table:table-cell>
          <table:table-cell table:formula="of:=AND([.H161]&lt;=[.F161];[.H161]&lt;=[.J161])" office:value-type="boolean" office:boolean-value="true" calcext:value-type="boolean">
            <text:p>VERDADERO</text:p>
          </table:table-cell>
          <table:table-cell table:formula="of:=AND([.J161]&lt;=[.F161];[.J161]&lt;=[.H16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86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722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62]&lt;=[.H162];[.F162]&lt;=[.J162])" office:value-type="boolean" office:boolean-value="true" calcext:value-type="boolean">
            <text:p>VERDADERO</text:p>
          </table:table-cell>
          <table:table-cell table:formula="of:=AND([.H162]&lt;=[.F162];[.H162]&lt;=[.J162])" office:value-type="boolean" office:boolean-value="true" calcext:value-type="boolean">
            <text:p>VERDADERO</text:p>
          </table:table-cell>
          <table:table-cell table:formula="of:=AND([.J162]&lt;=[.F162];[.J162]&lt;=[.H16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8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982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63]&lt;=[.H163];[.F163]&lt;=[.J163])" office:value-type="boolean" office:boolean-value="true" calcext:value-type="boolean">
            <text:p>VERDADERO</text:p>
          </table:table-cell>
          <table:table-cell table:formula="of:=AND([.H163]&lt;=[.F163];[.H163]&lt;=[.J163])" office:value-type="boolean" office:boolean-value="true" calcext:value-type="boolean">
            <text:p>VERDADERO</text:p>
          </table:table-cell>
          <table:table-cell table:formula="of:=AND([.J163]&lt;=[.F163];[.J163]&lt;=[.H16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3" calcext:value-type="float">
            <text:p>493</text:p>
          </table:table-cell>
          <table:table-cell office:value-type="float" office:value="37" calcext:value-type="float">
            <text:p>3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25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71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230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64]&lt;=[.H164];[.F164]&lt;=[.J164])" office:value-type="boolean" office:boolean-value="true" calcext:value-type="boolean">
            <text:p>VERDADERO</text:p>
          </table:table-cell>
          <table:table-cell table:formula="of:=AND([.H164]&lt;=[.F164];[.H164]&lt;=[.J164])" office:value-type="boolean" office:boolean-value="true" calcext:value-type="boolean">
            <text:p>VERDADERO</text:p>
          </table:table-cell>
          <table:table-cell table:formula="of:=AND([.J164]&lt;=[.F164];[.J164]&lt;=[.H16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2" calcext:value-type="float">
            <text:p>452</text:p>
          </table:table-cell>
          <table:table-cell office:value-type="float" office:value="37" calcext:value-type="float">
            <text:p>3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22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6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31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65]&lt;=[.H165];[.F165]&lt;=[.J165])" office:value-type="boolean" office:boolean-value="true" calcext:value-type="boolean">
            <text:p>VERDADERO</text:p>
          </table:table-cell>
          <table:table-cell table:formula="of:=AND([.H165]&lt;=[.F165];[.H165]&lt;=[.J165])" office:value-type="boolean" office:boolean-value="true" calcext:value-type="boolean">
            <text:p>VERDADERO</text:p>
          </table:table-cell>
          <table:table-cell table:formula="of:=AND([.J165]&lt;=[.F165];[.J165]&lt;=[.H16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7" calcext:value-type="float">
            <text:p>587</text:p>
          </table:table-cell>
          <table:table-cell office:value-type="float" office:value="37" calcext:value-type="float">
            <text:p>3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/>31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964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66]&lt;=[.H166];[.F166]&lt;=[.J166])" office:value-type="boolean" office:boolean-value="true" calcext:value-type="boolean">
            <text:p>VERDADERO</text:p>
          </table:table-cell>
          <table:table-cell table:formula="of:=AND([.H166]&lt;=[.F166];[.H166]&lt;=[.J166])" office:value-type="boolean" office:boolean-value="true" calcext:value-type="boolean">
            <text:p>VERDADERO</text:p>
          </table:table-cell>
          <table:table-cell table:formula="of:=AND([.J166]&lt;=[.F166];[.J166]&lt;=[.H16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14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86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30692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67]&lt;=[.H167];[.F167]&lt;=[.J167])" office:value-type="boolean" office:boolean-value="true" calcext:value-type="boolean">
            <text:p>VERDADERO</text:p>
          </table:table-cell>
          <table:table-cell table:formula="of:=AND([.H167]&lt;=[.F167];[.H167]&lt;=[.J167])" office:value-type="boolean" office:boolean-value="true" calcext:value-type="boolean">
            <text:p>VERDADERO</text:p>
          </table:table-cell>
          <table:table-cell table:formula="of:=AND([.J167]&lt;=[.F167];[.J167]&lt;=[.H16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6" calcext:value-type="float">
            <text:p>606</text:p>
          </table:table-cell>
          <table:table-cell office:value-type="float" office:value="37" calcext:value-type="float">
            <text:p>37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325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1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373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68]&lt;=[.H168];[.F168]&lt;=[.J168])" office:value-type="boolean" office:boolean-value="true" calcext:value-type="boolean">
            <text:p>VERDADERO</text:p>
          </table:table-cell>
          <table:table-cell table:formula="of:=AND([.H168]&lt;=[.F168];[.H168]&lt;=[.J168])" office:value-type="boolean" office:boolean-value="true" calcext:value-type="boolean">
            <text:p>VERDADERO</text:p>
          </table:table-cell>
          <table:table-cell table:formula="of:=AND([.J168]&lt;=[.F168];[.J168]&lt;=[.H16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/>268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6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169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69]&lt;=[.H169];[.F169]&lt;=[.J169])" office:value-type="boolean" office:boolean-value="true" calcext:value-type="boolean">
            <text:p>VERDADERO</text:p>
          </table:table-cell>
          <table:table-cell table:formula="of:=AND([.H169]&lt;=[.F169];[.H169]&lt;=[.J169])" office:value-type="boolean" office:boolean-value="true" calcext:value-type="boolean">
            <text:p>VERDADERO</text:p>
          </table:table-cell>
          <table:table-cell table:formula="of:=AND([.J169]&lt;=[.F169];[.J169]&lt;=[.H16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194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828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42659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AND([.F170]&lt;=[.H170];[.F170]&lt;=[.J170])" office:value-type="boolean" office:boolean-value="true" calcext:value-type="boolean">
            <text:p>VERDADERO</text:p>
          </table:table-cell>
          <table:table-cell table:formula="of:=AND([.H170]&lt;=[.F170];[.H170]&lt;=[.J170])" office:value-type="boolean" office:boolean-value="true" calcext:value-type="boolean">
            <text:p>VERDADERO</text:p>
          </table:table-cell>
          <table:table-cell table:formula="of:=AND([.J170]&lt;=[.F170];[.J170]&lt;=[.H17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5" calcext:value-type="float">
            <text:p>495</text:p>
          </table:table-cell>
          <table:table-cell office:value-type="float" office:value="38" calcext:value-type="float">
            <text:p>3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25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40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477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71]&lt;=[.H171];[.F171]&lt;=[.J171])" office:value-type="boolean" office:boolean-value="true" calcext:value-type="boolean">
            <text:p>VERDADERO</text:p>
          </table:table-cell>
          <table:table-cell table:formula="of:=AND([.H171]&lt;=[.F171];[.H171]&lt;=[.J171])" office:value-type="boolean" office:boolean-value="true" calcext:value-type="boolean">
            <text:p>VERDADERO</text:p>
          </table:table-cell>
          <table:table-cell table:formula="of:=AND([.J171]&lt;=[.F171];[.J171]&lt;=[.H17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125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88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35544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AND([.F172]&lt;=[.H172];[.F172]&lt;=[.J172])" office:value-type="boolean" office:boolean-value="false" calcext:value-type="boolean">
            <text:p>FALSO</text:p>
          </table:table-cell>
          <table:table-cell table:formula="of:=AND([.H172]&lt;=[.F172];[.H172]&lt;=[.J172])" office:value-type="boolean" office:boolean-value="true" calcext:value-type="boolean">
            <text:p>VERDADERO</text:p>
          </table:table-cell>
          <table:table-cell table:formula="of:=AND([.J172]&lt;=[.F172];[.J172]&lt;=[.H17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2" calcext:value-type="float">
            <text:p>652</text:p>
          </table:table-cell>
          <table:table-cell office:value-type="float" office:value="38" calcext:value-type="float">
            <text:p>3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35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7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368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73]&lt;=[.H173];[.F173]&lt;=[.J173])" office:value-type="boolean" office:boolean-value="true" calcext:value-type="boolean">
            <text:p>VERDADERO</text:p>
          </table:table-cell>
          <table:table-cell table:formula="of:=AND([.H173]&lt;=[.F173];[.H173]&lt;=[.J173])" office:value-type="boolean" office:boolean-value="true" calcext:value-type="boolean">
            <text:p>VERDADERO</text:p>
          </table:table-cell>
          <table:table-cell table:formula="of:=AND([.J173]&lt;=[.F173];[.J173]&lt;=[.H17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276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82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846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74]&lt;=[.H174];[.F174]&lt;=[.J174])" office:value-type="boolean" office:boolean-value="false" calcext:value-type="boolean">
            <text:p>FALSO</text:p>
          </table:table-cell>
          <table:table-cell table:formula="of:=AND([.H174]&lt;=[.F174];[.H174]&lt;=[.J174])" office:value-type="boolean" office:boolean-value="true" calcext:value-type="boolean">
            <text:p>VERDADERO</text:p>
          </table:table-cell>
          <table:table-cell table:formula="of:=AND([.J174]&lt;=[.F174];[.J174]&lt;=[.H17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2" calcext:value-type="float">
            <text:p>542</text:p>
          </table:table-cell>
          <table:table-cell office:value-type="float" office:value="39" calcext:value-type="float">
            <text:p>39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81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50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64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75]&lt;=[.H175];[.F175]&lt;=[.J175])" office:value-type="boolean" office:boolean-value="true" calcext:value-type="boolean">
            <text:p>VERDADERO</text:p>
          </table:table-cell>
          <table:table-cell table:formula="of:=AND([.H175]&lt;=[.F175];[.H175]&lt;=[.J175])" office:value-type="boolean" office:boolean-value="true" calcext:value-type="boolean">
            <text:p>VERDADERO</text:p>
          </table:table-cell>
          <table:table-cell table:formula="of:=AND([.J175]&lt;=[.F175];[.J175]&lt;=[.H17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2" calcext:value-type="float">
            <text:p>402</text:p>
          </table:table-cell>
          <table:table-cell office:value-type="float" office:value="39" calcext:value-type="float">
            <text:p>3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3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77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2928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76]&lt;=[.H176];[.F176]&lt;=[.J176])" office:value-type="boolean" office:boolean-value="true" calcext:value-type="boolean">
            <text:p>VERDADERO</text:p>
          </table:table-cell>
          <table:table-cell table:formula="of:=AND([.H176]&lt;=[.F176];[.H176]&lt;=[.J176])" office:value-type="boolean" office:boolean-value="true" calcext:value-type="boolean">
            <text:p>VERDADERO</text:p>
          </table:table-cell>
          <table:table-cell table:formula="of:=AND([.J176]&lt;=[.F176];[.J176]&lt;=[.H17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9" calcext:value-type="float">
            <text:p>529</text:p>
          </table:table-cell>
          <table:table-cell office:value-type="float" office:value="39" calcext:value-type="float">
            <text:p>39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275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78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6015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77]&lt;=[.H177];[.F177]&lt;=[.J177])" office:value-type="boolean" office:boolean-value="true" calcext:value-type="boolean">
            <text:p>VERDADERO</text:p>
          </table:table-cell>
          <table:table-cell table:formula="of:=AND([.H177]&lt;=[.F177];[.H177]&lt;=[.J177])" office:value-type="boolean" office:boolean-value="true" calcext:value-type="boolean">
            <text:p>VERDADERO</text:p>
          </table:table-cell>
          <table:table-cell table:formula="of:=AND([.J177]&lt;=[.F177];[.J177]&lt;=[.H17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/>31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507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78]&lt;=[.H178];[.F178]&lt;=[.J178])" office:value-type="boolean" office:boolean-value="true" calcext:value-type="boolean">
            <text:p>VERDADERO</text:p>
          </table:table-cell>
          <table:table-cell table:formula="of:=AND([.H178]&lt;=[.F178];[.H178]&lt;=[.J178])" office:value-type="boolean" office:boolean-value="true" calcext:value-type="boolean">
            <text:p>VERDADERO</text:p>
          </table:table-cell>
          <table:table-cell table:formula="of:=AND([.J178]&lt;=[.F178];[.J178]&lt;=[.H178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30.312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0.25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69493.25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formula="of:=AND([.F179]&lt;=[.H179];[.F179]&lt;=[.J179])" office:value-type="boolean" office:boolean-value="false" calcext:value-type="boolean">
            <text:p>FALSO</text:p>
          </table:table-cell>
          <table:table-cell table:formula="of:=AND([.H179]&lt;=[.F179];[.H179]&lt;=[.J179])" office:value-type="boolean" office:boolean-value="true" calcext:value-type="boolean">
            <text:p>VERDADERO</text:p>
          </table:table-cell>
          <table:table-cell table:formula="of:=AND([.J179]&lt;=[.F179];[.J179]&lt;=[.H179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32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754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37632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180]&lt;=[.H180];[.F180]&lt;=[.J180])" office:value-type="boolean" office:boolean-value="false" calcext:value-type="boolean">
            <text:p>FALSO</text:p>
          </table:table-cell>
          <table:table-cell table:formula="of:=AND([.H180]&lt;=[.F180];[.H180]&lt;=[.J180])" office:value-type="boolean" office:boolean-value="true" calcext:value-type="boolean">
            <text:p>VERDADERO</text:p>
          </table:table-cell>
          <table:table-cell table:formula="of:=AND([.J180]&lt;=[.F180];[.J180]&lt;=[.H180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7.375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02.25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33636.187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formula="of:=AND([.F181]&lt;=[.H181];[.F181]&lt;=[.J181])" office:value-type="boolean" office:boolean-value="true" calcext:value-type="boolean">
            <text:p>VERDADERO</text:p>
          </table:table-cell>
          <table:table-cell table:formula="of:=AND([.H181]&lt;=[.F181];[.H181]&lt;=[.J181])" office:value-type="boolean" office:boolean-value="true" calcext:value-type="boolean">
            <text:p>VERDADERO</text:p>
          </table:table-cell>
          <table:table-cell table:formula="of:=AND([.J181]&lt;=[.F181];[.J181]&lt;=[.H181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25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289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30168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AND([.F182]&lt;=[.H182];[.F182]&lt;=[.J182])" office:value-type="boolean" office:boolean-value="true" calcext:value-type="boolean">
            <text:p>VERDADERO</text:p>
          </table:table-cell>
          <table:table-cell table:formula="of:=AND([.H182]&lt;=[.F182];[.H182]&lt;=[.J182])" office:value-type="boolean" office:boolean-value="true" calcext:value-type="boolean">
            <text:p>VERDADERO</text:p>
          </table:table-cell>
          <table:table-cell table:formula="of:=AND([.J182]&lt;=[.F182];[.J182]&lt;=[.H18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34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039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AND([.F183]&lt;=[.H183];[.F183]&lt;=[.J183])" office:value-type="boolean" office:boolean-value="true" calcext:value-type="boolean">
            <text:p>VERDADERO</text:p>
          </table:table-cell>
          <table:table-cell table:formula="of:=AND([.H183]&lt;=[.F183];[.H183]&lt;=[.J183])" office:value-type="boolean" office:boolean-value="true" calcext:value-type="boolean">
            <text:p>VERDADERO</text:p>
          </table:table-cell>
          <table:table-cell table:formula="of:=AND([.J183]&lt;=[.F183];[.J183]&lt;=[.H18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4" calcext:value-type="float">
            <text:p>614</text:p>
          </table:table-cell>
          <table:table-cell office:value-type="float" office:value="40" calcext:value-type="float">
            <text:p>4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324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20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057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AND([.F184]&lt;=[.H184];[.F184]&lt;=[.J184])" office:value-type="boolean" office:boolean-value="true" calcext:value-type="boolean">
            <text:p>VERDADERO</text:p>
          </table:table-cell>
          <table:table-cell table:formula="of:=AND([.H184]&lt;=[.F184];[.H184]&lt;=[.J184])" office:value-type="boolean" office:boolean-value="true" calcext:value-type="boolean">
            <text:p>VERDADERO</text:p>
          </table:table-cell>
          <table:table-cell table:formula="of:=AND([.J184]&lt;=[.F184];[.J184]&lt;=[.H184])" office:value-type="boolean" office:boolean-value="true" calcext:value-type="boolean">
            <text:p>VERDADERO</text:p>
          </table:table-cell>
        </table:table-row>
      </table:table>
      <table:table table:name="Sheet2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otal 250</text:p>
          </table:table-cell>
          <table:table-cell/>
        </table:table-row>
        <table:table-row table:style-name="ro1">
          <table:table-cell office:value-type="string" calcext:value-type="string">
            <text:p>goloso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loca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3" table:style-name="ta1">
        <table:table-column table:style-name="co8" table:default-cell-style-name="ce1"/>
        <table:table-column table:style-name="co8" table:default-cell-style-name="Default"/>
        <table:table-column table:style-name="co8" table:default-cell-style-name="ce1"/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formula="of:=AND([#REF!]&lt;=[#REF!];[#REF!]&lt;=[#REF!])" office:value-type="string" office:string-value="" calcext:value-type="error">
            <text:p>Err:522</text:p>
          </table:table-cell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  <table:table-row table:style-name="ro1">
          <table:table-cell table:formula="of:=AND([#REF!]&lt;=[#REF!];[#REF!]&lt;=[#REF!])" office:value-type="string" office:string-value="" calcext:value-type="error">
            <text:p>Err:522</text:p>
          </table:table-cell>
          <table:table-cell/>
          <table:table-cell table:style-name="Default"/>
        </table:table-row>
      </table:table>
      <table:table table:name="Sheet4" table:style-name="ta1">
        <table:table-column table:style-name="co8" table:number-columns-repeated="9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13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4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85.75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5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40.937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5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68.687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2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7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576.937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33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3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38.62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38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2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15.812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9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106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0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4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3876.625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4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9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76.25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5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72.125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8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8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820.312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5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82.187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4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431.5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4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45.562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3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4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815.375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3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7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9967.562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64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2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921.5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63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9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36.125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4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9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915.437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4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4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364.25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9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2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0612.312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64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90.937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4.5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46321.375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4.5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.5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8049.937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72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62.25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6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5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5543.125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6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5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60.25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2.31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55.2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7661.875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0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40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2064.8125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47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0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643.25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4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1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542.5625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65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61.562500</text:p>
          </table:table-cell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office:value-type="string" calcext:value-type="string">
            <text:p><text:s/>14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0.3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2997.25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54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5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134.562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67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8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02.187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5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28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573.437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6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4.5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30219.625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33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2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8715.875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92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55.562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30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0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6851.25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81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46.812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4.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52.7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32455.062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35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85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2963.25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0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6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33961.312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.87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5.06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23259.5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38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28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3529.812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48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0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6681.687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43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2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9141.562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6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0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57.687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3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16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49513.437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78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4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641.625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108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64.375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0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6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73.812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11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8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95.25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.625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3.312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17417.562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73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2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9686.75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2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7.75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07653.562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1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67.562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42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92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9793.937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68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8455.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.75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2.625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54727.375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69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8091.687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12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80.937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3.3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8.8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67753.562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44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43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7314.625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126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4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99.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100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40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362.75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8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36.062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12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4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073.625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98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35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633.062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34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42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7726.562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76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1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8496.1875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3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1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04.875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7.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50.31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33828.937500</text:p>
          </table:table-cell>
        </table:table-row>
        <table:table-row table:style-name="ro1">
          <table:table-cell table:number-columns-repeated="4" office:value-type="float" office:value="25" calcext:value-type="float">
            <text:p>25</text:p>
          </table:table-cell>
          <table:table-cell office:value-type="string" calcext:value-type="string">
            <text:p><text:s/>19.0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15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424511.25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14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35.9375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51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21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1406.3125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12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51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67.875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86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7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93.375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14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5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48.375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161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8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92.75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69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7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2548.125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14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67.875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45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75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21545.8125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6.437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58.31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67435.0625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.375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10.81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32241.9375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127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14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783.4375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75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5362.375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168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2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970.437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8.8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1.62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11261.562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39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26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95108.187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10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37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6094.437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.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1.062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362550.875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93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682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2186.312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141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86.562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4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7.8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53743.062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1" calcext:value-type="float">
            <text:p>311</text:p>
          </table:table-cell>
          <table:table-cell office:value-type="float" office:value="28" calcext:value-type="float">
            <text:p>2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15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4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33.625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12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8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356.625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35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51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84903.062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4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39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958.625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4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7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22513.187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123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11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8743.562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44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59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95453.437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40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76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89547.062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7.7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46.0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705798.812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100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36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8221.187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151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60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901.25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19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0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94.125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15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2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787.125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108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58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4490.812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18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94.937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17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246.312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7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483.187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118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06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4144.375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17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170.812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81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13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8831.375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81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83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7123.75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35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65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351.5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129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4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4304.437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33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85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138821.0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4" calcext:value-type="float">
            <text:p>434</text:p>
          </table:table-cell>
          <table:table-cell office:value-type="float" office:value="31" calcext:value-type="float">
            <text:p>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224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759.625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4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3.12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818272.187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19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595.437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120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28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7795.375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75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609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41690.937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2" calcext:value-type="float">
            <text:p>402</text:p>
          </table:table-cell>
          <table:table-cell office:value-type="float" office:value="31" calcext:value-type="float">
            <text:p>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6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2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422.125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81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86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20352.625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217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9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504.5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20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8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135.6875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65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87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64188.0625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135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79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98095.875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88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58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2647.375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97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54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5067.25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62.6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312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32023.125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82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69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49740.562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134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29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0453.5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0.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62.5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67974.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11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93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60.062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204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66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0421.562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7" calcext:value-type="float">
            <text:p>397</text:p>
          </table:table-cell>
          <table:table-cell office:value-type="float" office:value="33" calcext:value-type="float">
            <text:p>3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203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65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484.625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187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0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6109.0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4" calcext:value-type="float">
            <text:p>544</text:p>
          </table:table-cell>
          <table:table-cell office:value-type="float" office:value="34" calcext:value-type="float">
            <text:p>3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29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6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217.187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68.8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759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50066.812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4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97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1289.062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16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1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6350.062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6" calcext:value-type="float">
            <text:p>526</text:p>
          </table:table-cell>
          <table:table-cell office:value-type="float" office:value="35" calcext:value-type="float">
            <text:p>3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278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6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576.687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127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71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8637.937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63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83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51490.62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9.25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33.062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818020.062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68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923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28667.12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14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2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26674.62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9" calcext:value-type="float">
            <text:p>589</text:p>
          </table:table-cell>
          <table:table-cell office:value-type="float" office:value="35" calcext:value-type="float">
            <text:p>35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319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4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735.437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9" calcext:value-type="float">
            <text:p>519</text:p>
          </table:table-cell>
          <table:table-cell office:value-type="float" office:value="35" calcext:value-type="float">
            <text:p>3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27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9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112.12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2" calcext:value-type="float">
            <text:p>562</text:p>
          </table:table-cell>
          <table:table-cell office:value-type="float" office:value="35" calcext:value-type="float">
            <text:p>3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30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486.75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57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254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445694.562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30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823.75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0.437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38.062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925650.312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127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41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53196.562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4" calcext:value-type="float">
            <text:p>614</text:p>
          </table:table-cell>
          <table:table-cell office:value-type="float" office:value="36" calcext:value-type="float">
            <text:p>3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33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3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741.75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2" calcext:value-type="float">
            <text:p>582</text:p>
          </table:table-cell>
          <table:table-cell office:value-type="float" office:value="36" calcext:value-type="float">
            <text:p>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30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968.562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86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722.00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8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982.812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3" calcext:value-type="float">
            <text:p>493</text:p>
          </table:table-cell>
          <table:table-cell office:value-type="float" office:value="37" calcext:value-type="float">
            <text:p>3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25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71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230.875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2" calcext:value-type="float">
            <text:p>452</text:p>
          </table:table-cell>
          <table:table-cell office:value-type="float" office:value="37" calcext:value-type="float">
            <text:p>3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22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6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319.562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7" calcext:value-type="float">
            <text:p>587</text:p>
          </table:table-cell>
          <table:table-cell office:value-type="float" office:value="37" calcext:value-type="float">
            <text:p>3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/>31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964.375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14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86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30692.062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6" calcext:value-type="float">
            <text:p>606</text:p>
          </table:table-cell>
          <table:table-cell office:value-type="float" office:value="37" calcext:value-type="float">
            <text:p>37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325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1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373.687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/>268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6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169.562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194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828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42659.0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5" calcext:value-type="float">
            <text:p>495</text:p>
          </table:table-cell>
          <table:table-cell office:value-type="float" office:value="38" calcext:value-type="float">
            <text:p>3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25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40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4776.687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125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88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35544.5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2" calcext:value-type="float">
            <text:p>652</text:p>
          </table:table-cell>
          <table:table-cell office:value-type="float" office:value="38" calcext:value-type="float">
            <text:p>3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35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7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368.9375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276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82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846.0625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2" calcext:value-type="float">
            <text:p>542</text:p>
          </table:table-cell>
          <table:table-cell office:value-type="float" office:value="39" calcext:value-type="float">
            <text:p>39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281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50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645.00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2" calcext:value-type="float">
            <text:p>402</text:p>
          </table:table-cell>
          <table:table-cell office:value-type="float" office:value="39" calcext:value-type="float">
            <text:p>3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3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77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2928.4375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9" calcext:value-type="float">
            <text:p>529</text:p>
          </table:table-cell>
          <table:table-cell office:value-type="float" office:value="39" calcext:value-type="float">
            <text:p>39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275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78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6015.125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/>31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507.875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30.312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0.25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69493.25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32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754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37632.187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7.375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02.25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33636.187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25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289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30168.187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34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039.062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4" calcext:value-type="float">
            <text:p>614</text:p>
          </table:table-cell>
          <table:table-cell office:value-type="float" office:value="40" calcext:value-type="float">
            <text:p>4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324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20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057.187500</text:p>
          </table:table-cell>
        </table:table-row>
      </table:table>
      <table:named-expressions/>
      <table:database-ranges>
        <table:database-range table:name="__Anonymous_Sheet_DB__0" table:target-range-address="Sheet1.A1:Sheet1.N18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4:29:08.193073960</meta:creation-date>
    <dc:date>2015-07-20T14:42:22.797714244</dc:date>
    <meta:editing-duration>P0D</meta:editing-duration>
    <meta:editing-cycles>1</meta:editing-cycles>
    <meta:document-statistic meta:table-count="4" meta:cell-count="4385" meta:object-count="0"/>
    <meta:generator>LibreOffice/4.2.8.2$Linux_X86_64 LibreOffice_project/420m0$Build-2</meta:generator>
  </office:meta>
</office:document-meta>
</file>